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17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519" calcext:value-type="float">
            <text:p>519</text:p>
          </table:table-cell>
          <table:table-cell office:value-type="float" office:value="1561" calcext:value-type="float">
            <text:p>156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table:formula="of:=[.B4]+[.C4]+[.D4]" office:value-type="float" office:value="2933" calcext:value-type="float">
            <text:p>2933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table:formula="of:=[.I4]+[.J4]+[.K4]" office:value-type="float" office:value="1794" calcext:value-type="float">
            <text:p>17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1" calcext:value-type="float">
            <text:p>891</text:p>
          </table:table-cell>
          <table:table-cell office:value-type="float" office:value="968" calcext:value-type="float">
            <text:p>968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formula="of:=[.B5]+[.C5]+[.D5]" office:value-type="float" office:value="1875" calcext:value-type="float">
            <text:p>1875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[.I5]+[.J5]+[.K5]" office:value-type="float" office:value="3663" calcext:value-type="float">
            <text:p>36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85" calcext:value-type="float">
            <text:p>1085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formula="of:=[.B6]+[.C6]+[.D6]" office:value-type="float" office:value="2196" calcext:value-type="float">
            <text:p>2196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formula="of:=[.I6]+[.J6]+[.K6]" office:value-type="float" office:value="1758" calcext:value-type="float">
            <text:p>17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formula="of:=[.B7]+[.C7]+[.D7]" office:value-type="float" office:value="2295" calcext:value-type="float">
            <text:p>2295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I7]+[.J7]+[.K7]" office:value-type="float" office:value="2203" calcext:value-type="float">
            <text:p>22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91" calcext:value-type="float">
            <text:p>1191</text:p>
          </table:table-cell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formula="of:=[.B8]+[.C8]+[.D8]" office:value-type="float" office:value="2411" calcext:value-type="float">
            <text:p>2411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I8]+[.J8]+[.K8]" office:value-type="float" office:value="2236" calcext:value-type="float">
            <text:p>223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92" calcext:value-type="float">
            <text:p>119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formula="of:=[.B9]+[.C9]+[.D9]" office:value-type="float" office:value="2217" calcext:value-type="float">
            <text:p>2217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089" calcext:value-type="float">
            <text:p>108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I9]+[.J9]+[.K9]" office:value-type="float" office:value="1922" calcext:value-type="float">
            <text:p>19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formula="of:=[.B10]+[.C10]+[.D10]" office:value-type="float" office:value="1813" calcext:value-type="float">
            <text:p>1813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993" calcext:value-type="float">
            <text:p>99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formula="of:=[.I10]+[.J10]+[.K10]" office:value-type="float" office:value="1779" calcext:value-type="float">
            <text:p>17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27" calcext:value-type="float">
            <text:p>1027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[.B11]+[.C11]+[.D11]" office:value-type="float" office:value="1886" calcext:value-type="float">
            <text:p>1886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formula="of:=[.I11]+[.J11]+[.K11]" office:value-type="float" office:value="1622" calcext:value-type="float">
            <text:p>16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formula="of:=[.B12]+[.C12]+[.D12]" office:value-type="float" office:value="1216" calcext:value-type="float">
            <text:p>1216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[.I12]+[.J12]+[.K12]" office:value-type="float" office:value="1916" calcext:value-type="float">
            <text:p>19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6" calcext:value-type="float">
            <text:p>946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B13]+[.C13]+[.D13]" office:value-type="float" office:value="1505" calcext:value-type="float">
            <text:p>150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formula="of:=[.I13]+[.J13]+[.K13]" office:value-type="float" office:value="1657" calcext:value-type="float">
            <text:p>16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56" calcext:value-type="float">
            <text:p>956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[.B14]+[.C14]+[.D14]" office:value-type="float" office:value="1882" calcext:value-type="float">
            <text:p>1882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[.I14]+[.J14]+[.K14]" office:value-type="float" office:value="1587" calcext:value-type="float">
            <text:p>15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table:formula="of:=[.B15]+[.C15]+[.D15]" office:value-type="float" office:value="1631" calcext:value-type="float">
            <text:p>1631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[.I15]+[.J15]+[.K15]" office:value-type="float" office:value="1878" calcext:value-type="float">
            <text:p>18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94" calcext:value-type="float">
            <text:p>1094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formula="of:=[.B16]+[.C16]+[.D16]" office:value-type="float" office:value="2059" calcext:value-type="float">
            <text:p>205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I16]+[.J16]+[.K16]" office:value-type="float" office:value="1879" calcext:value-type="float">
            <text:p>18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05" calcext:value-type="float">
            <text:p>1005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[.B17]+[.C17]+[.D17]" office:value-type="float" office:value="1977" calcext:value-type="float">
            <text:p>1977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formula="of:=[.I17]+[.J17]+[.K17]" office:value-type="float" office:value="2040" calcext:value-type="float">
            <text:p>20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5" calcext:value-type="float">
            <text:p>885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[.B18]+[.C18]+[.D18]" office:value-type="float" office:value="1489" calcext:value-type="float">
            <text:p>1489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[.I18]+[.J18]+[.K18]" office:value-type="float" office:value="2055" calcext:value-type="float">
            <text:p>20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[.B19]+[.C19]+[.D19]" office:value-type="float" office:value="1377" calcext:value-type="float">
            <text:p>1377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854" calcext:value-type="float">
            <text:p>854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formula="of:=[.I19]+[.J19]+[.K19]" office:value-type="float" office:value="1861" calcext:value-type="float">
            <text:p>18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7" calcext:value-type="float">
            <text:p>907</text:p>
          </table:table-cell>
          <table:table-cell office:value-type="float" office:value="944" calcext:value-type="float">
            <text:p>944</text:p>
          </table:table-cell>
          <table:table-cell office:value-type="float" office:value="1171" calcext:value-type="float">
            <text:p>117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[.B20]+[.C20]+[.D20]" office:value-type="float" office:value="3022" calcext:value-type="float">
            <text:p>3022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839" calcext:value-type="float">
            <text:p>839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I20]+[.J20]+[.K20]" office:value-type="float" office:value="1603" calcext:value-type="float">
            <text:p>16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formula="of:=[.B21]+[.C21]+[.D21]" office:value-type="float" office:value="1398" calcext:value-type="float">
            <text:p>1398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formula="of:=[.I21]+[.J21]+[.K21]" office:value-type="float" office:value="1656" calcext:value-type="float">
            <text:p>16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8" calcext:value-type="float">
            <text:p>868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[.B22]+[.C22]+[.D22]" office:value-type="float" office:value="1627" calcext:value-type="float">
            <text:p>1627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014" calcext:value-type="float">
            <text:p>1014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formula="of:=[.I22]+[.J22]+[.K22]" office:value-type="float" office:value="1950" calcext:value-type="float">
            <text:p>19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formula="of:=[.B23]+[.C23]+[.D23]" office:value-type="float" office:value="1598" calcext:value-type="float">
            <text:p>1598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formula="of:=[.I23]+[.J23]+[.K23]" office:value-type="float" office:value="1533" calcext:value-type="float">
            <text:p>15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95" calcext:value-type="float">
            <text:p>1095</text:p>
          </table:table-cell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B24]+[.C24]+[.D24]" office:value-type="float" office:value="2091" calcext:value-type="float">
            <text:p>2091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926" calcext:value-type="float">
            <text:p>926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formula="of:=[.I24]+[.J24]+[.K24]" office:value-type="float" office:value="2100" calcext:value-type="float">
            <text:p>21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6" calcext:value-type="float">
            <text:p>816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formula="of:=[.B25]+[.C25]+[.D25]" office:value-type="float" office:value="1858" calcext:value-type="float">
            <text:p>1858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formula="of:=[.I25]+[.J25]+[.K25]" office:value-type="float" office:value="1715" calcext:value-type="float">
            <text:p>17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formula="of:=[.B26]+[.C26]+[.D26]" office:value-type="float" office:value="1407" calcext:value-type="float">
            <text:p>1407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formula="of:=[.I26]+[.J26]+[.K26]" office:value-type="float" office:value="2112" calcext:value-type="float">
            <text:p>211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formula="of:=[.I27]+[.J27]+[.K27]" office:value-type="float" office:value="2355" calcext:value-type="float">
            <text:p>235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formula="of:=[.I28]+[.J28]+[.K28]" office:value-type="float" office:value="1642" calcext:value-type="float">
            <text:p>164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85" calcext:value-type="float">
            <text:p>1085</text:p>
          </table:table-cell>
          <table:table-cell office:value-type="float" office:value="1853" calcext:value-type="float">
            <text:p>1853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formula="of:=[.B33]+[.C33]+[.D33]" office:value-type="float" office:value="2941" calcext:value-type="float">
            <text:p>294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3965" calcext:value-type="float">
            <text:p>3965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table:formula="of:=[.I33]+[.J33]+[.K33]" office:value-type="float" office:value="4789" calcext:value-type="float">
            <text:p>47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23" calcext:value-type="float">
            <text:p>4123</text:p>
          </table:table-cell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table:formula="of:=[.B34]+[.C34]+[.D34]" office:value-type="float" office:value="7076" calcext:value-type="float">
            <text:p>7076</text:p>
          </table:table-cell>
          <table:table-cell/>
          <table:table-cell office:value-type="float" office:value="5706" calcext:value-type="float">
            <text:p>5706</text:p>
          </table:table-cell>
          <table:table-cell office:value-type="float" office:value="3508" calcext:value-type="float">
            <text:p>350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table:formula="of:=[.I34]+[.J34]+[.K34]" office:value-type="float" office:value="9215" calcext:value-type="float">
            <text:p>92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formula="of:=[.B35]+[.C35]+[.D35]" office:value-type="float" office:value="2021" calcext:value-type="float">
            <text:p>202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94" calcext:value-type="float">
            <text:p>129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formula="of:=[.I35]+[.J35]+[.K35]" office:value-type="float" office:value="2195" calcext:value-type="float">
            <text:p>21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5" calcext:value-type="float">
            <text:p>845</text:p>
          </table:table-cell>
          <table:table-cell office:value-type="float" office:value="3549" calcext:value-type="float">
            <text:p>354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[.B36]+[.C36]+[.D36]" office:value-type="float" office:value="4397" calcext:value-type="float">
            <text:p>439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602" calcext:value-type="float">
            <text:p>360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formula="of:=[.I36]+[.J36]+[.K36]" office:value-type="float" office:value="4561" calcext:value-type="float">
            <text:p>45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formula="of:=[.B37]+[.C37]+[.D37]" office:value-type="float" office:value="3058" calcext:value-type="float">
            <text:p>3058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formula="of:=[.I37]+[.J37]+[.K37]" office:value-type="float" office:value="4274" calcext:value-type="float">
            <text:p>42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float" office:value="3829" calcext:value-type="float">
            <text:p>382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38]+[.C38]+[.D38]" office:value-type="float" office:value="4672" calcext:value-type="float">
            <text:p>4672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3602" calcext:value-type="float">
            <text:p>360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I38]+[.J38]+[.K38]" office:value-type="float" office:value="4446" calcext:value-type="float">
            <text:p>44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3523" calcext:value-type="float">
            <text:p>3523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[.B39]+[.C39]+[.D39]" office:value-type="float" office:value="4475" calcext:value-type="float">
            <text:p>4475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3566" calcext:value-type="float">
            <text:p>356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[.I39]+[.J39]+[.K39]" office:value-type="float" office:value="4955" calcext:value-type="float">
            <text:p>49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table:formula="of:=[.B40]+[.C40]+[.D40]" office:value-type="float" office:value="2245" calcext:value-type="float">
            <text:p>2245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[.I40]+[.J40]+[.K40]" office:value-type="float" office:value="2815" calcext:value-type="float">
            <text:p>28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30" calcext:value-type="float">
            <text:p>1030</text:p>
          </table:table-cell>
          <table:table-cell office:value-type="float" office:value="3411" calcext:value-type="float">
            <text:p>341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[.B41]+[.C41]+[.D41]" office:value-type="float" office:value="4451" calcext:value-type="float">
            <text:p>4451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formula="of:=[.I41]+[.J41]+[.K41]" office:value-type="float" office:value="2435" calcext:value-type="float">
            <text:p>24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793" calcext:value-type="float">
            <text:p>1793</text:p>
          </table:table-cell>
          <table:table-cell office:value-type="float" office:value="1432" calcext:value-type="float">
            <text:p>143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formula="of:=[.B42]+[.C42]+[.D42]" office:value-type="float" office:value="3241" calcext:value-type="float">
            <text:p>3241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I42]+[.J42]+[.K42]" office:value-type="float" office:value="3663" calcext:value-type="float">
            <text:p>36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78" calcext:value-type="float">
            <text:p>3178</text:p>
          </table:table-cell>
          <table:table-cell office:value-type="float" office:value="3581" calcext:value-type="float">
            <text:p>358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B43]+[.C43]+[.D43]" office:value-type="float" office:value="6760" calcext:value-type="float">
            <text:p>676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3542" calcext:value-type="float">
            <text:p>354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[.I43]+[.J43]+[.K43]" office:value-type="float" office:value="4462" calcext:value-type="float">
            <text:p>44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55" calcext:value-type="float">
            <text:p>1055</text:p>
          </table:table-cell>
          <table:table-cell office:value-type="float" office:value="3805" calcext:value-type="float">
            <text:p>3805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[.B44]+[.C44]+[.D44]" office:value-type="float" office:value="4885" calcext:value-type="float">
            <text:p>4885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837" calcext:value-type="float">
            <text:p>38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[.I44]+[.J44]+[.K44]" office:value-type="float" office:value="4798" calcext:value-type="float">
            <text:p>47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975" calcext:value-type="float">
            <text:p>975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formula="of:=[.B45]+[.C45]+[.D45]" office:value-type="float" office:value="1916" calcext:value-type="float">
            <text:p>1916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formula="of:=[.I45]+[.J45]+[.K45]" office:value-type="float" office:value="2017" calcext:value-type="float">
            <text:p>20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float" office:value="1327" calcext:value-type="float">
            <text:p>1327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[.B46]+[.C46]+[.D46]" office:value-type="float" office:value="2282" calcext:value-type="float">
            <text:p>2282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I46]+[.J46]+[.K46]" office:value-type="float" office:value="2448" calcext:value-type="float">
            <text:p>24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4" calcext:value-type="float">
            <text:p>674</text:p>
          </table:table-cell>
          <table:table-cell office:value-type="float" office:value="1513" calcext:value-type="float">
            <text:p>1513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formula="of:=[.B47]+[.C47]+[.D47]" office:value-type="float" office:value="2196" calcext:value-type="float">
            <text:p>2196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418" calcext:value-type="float">
            <text:p>341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formula="of:=[.I47]+[.J47]+[.K47]" office:value-type="float" office:value="4342" calcext:value-type="float">
            <text:p>43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float" office:value="3763" calcext:value-type="float">
            <text:p>376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formula="of:=[.B48]+[.C48]+[.D48]" office:value-type="float" office:value="4462" calcext:value-type="float">
            <text:p>446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3626" calcext:value-type="float">
            <text:p>362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[.I48]+[.J48]+[.K48]" office:value-type="float" office:value="4435" calcext:value-type="float">
            <text:p>44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[.B49]+[.C49]+[.D49]" office:value-type="float" office:value="2190" calcext:value-type="float">
            <text:p>219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321" calcext:value-type="float">
            <text:p>132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I49]+[.J49]+[.K49]" office:value-type="float" office:value="2038" calcext:value-type="float">
            <text:p>20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3555" calcext:value-type="float">
            <text:p>355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formula="of:=[.B50]+[.C50]+[.D50]" office:value-type="float" office:value="4150" calcext:value-type="float">
            <text:p>415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3516" calcext:value-type="float">
            <text:p>351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[.I50]+[.J50]+[.K50]" office:value-type="float" office:value="4128" calcext:value-type="float">
            <text:p>41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3" calcext:value-type="float">
            <text:p>863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formula="of:=[.B51]+[.C51]+[.D51]" office:value-type="float" office:value="1702" calcext:value-type="float">
            <text:p>1702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887" calcext:value-type="float">
            <text:p>8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formula="of:=[.I51]+[.J51]+[.K51]" office:value-type="float" office:value="1941" calcext:value-type="float">
            <text:p>19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formula="of:=[.B52]+[.C52]+[.D52]" office:value-type="float" office:value="2043" calcext:value-type="float">
            <text:p>204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332" calcext:value-type="float">
            <text:p>133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[.I52]+[.J52]+[.K52]" office:value-type="float" office:value="1954" calcext:value-type="float">
            <text:p>19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3589" calcext:value-type="float">
            <text:p>358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B53]+[.C53]+[.D53]" office:value-type="float" office:value="4396" calcext:value-type="float">
            <text:p>4396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4048" calcext:value-type="float">
            <text:p>404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[.I53]+[.J53]+[.K53]" office:value-type="float" office:value="4809" calcext:value-type="float">
            <text:p>48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float" office:value="3594" calcext:value-type="float">
            <text:p>35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formula="of:=[.B54]+[.C54]+[.D54]" office:value-type="float" office:value="4353" calcext:value-type="float">
            <text:p>4353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formula="of:=[.I54]+[.J54]+[.K54]" office:value-type="float" office:value="2924" calcext:value-type="float">
            <text:p>29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formula="of:=[.B55]+[.C55]+[.D55]" office:value-type="float" office:value="2331" calcext:value-type="float">
            <text:p>233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519" calcext:value-type="float">
            <text:p>151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table:formula="of:=[.I55]+[.J55]+[.K55]" office:value-type="float" office:value="2310" calcext:value-type="float">
            <text:p>23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formula="of:=[.B56]+[.C56]+[.D56]" office:value-type="float" office:value="2367" calcext:value-type="float">
            <text:p>2367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formula="of:=[.I56]+[.J56]+[.K56]" office:value-type="float" office:value="2281" calcext:value-type="float">
            <text:p>22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[.B57]+[.C57]+[.D57]" office:value-type="float" office:value="1912" calcext:value-type="float">
            <text:p>1912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formula="of:=[.I57]+[.J57]+[.K57]" office:value-type="float" office:value="1959" calcext:value-type="float">
            <text:p>1959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514" calcext:value-type="float">
            <text:p>514</text:p>
          </table:table-cell>
          <table:table-cell office:value-type="float" office:value="1692" calcext:value-type="float">
            <text:p>169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table:formula="of:=[.B4]+[.C4]+[.D4]" office:value-type="float" office:value="3078" calcext:value-type="float">
            <text:p>3078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703" calcext:value-type="float">
            <text:p>703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formula="of:=[.I4]+[.J4]+[.K4]" office:value-type="float" office:value="1726" calcext:value-type="float">
            <text:p>17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B5]+[.C5]+[.D5]" office:value-type="float" office:value="1941" calcext:value-type="float">
            <text:p>1941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[.I5]+[.J5]+[.K5]" office:value-type="float" office:value="1423" calcext:value-type="float">
            <text:p>14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455" calcext:value-type="float">
            <text:p>1455</text:p>
          </table:table-cell>
          <table:table-cell office:value-type="float" office:value="1146" calcext:value-type="float">
            <text:p>114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formula="of:=[.B6]+[.C6]+[.D6]" office:value-type="float" office:value="2608" calcext:value-type="float">
            <text:p>2608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formula="of:=[.I6]+[.J6]+[.K6]" office:value-type="float" office:value="1773" calcext:value-type="float">
            <text:p>17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26" calcext:value-type="float">
            <text:p>1226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formula="of:=[.B7]+[.C7]+[.D7]" office:value-type="float" office:value="2460" calcext:value-type="float">
            <text:p>2460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89" calcext:value-type="float">
            <text:p>118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[.I7]+[.J7]+[.K7]" office:value-type="float" office:value="2212" calcext:value-type="float">
            <text:p>22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2" calcext:value-type="float">
            <text:p>912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formula="of:=[.B8]+[.C8]+[.D8]" office:value-type="float" office:value="1966" calcext:value-type="float">
            <text:p>1966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formula="of:=[.I8]+[.J8]+[.K8]" office:value-type="float" office:value="2092" calcext:value-type="float">
            <text:p>20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[.B9]+[.C9]+[.D9]" office:value-type="float" office:value="2089" calcext:value-type="float">
            <text:p>2089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113" calcext:value-type="float">
            <text:p>1113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I9]+[.J9]+[.K9]" office:value-type="float" office:value="2128" calcext:value-type="float">
            <text:p>21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[.B10]+[.C10]+[.D10]" office:value-type="float" office:value="1631" calcext:value-type="float">
            <text:p>1631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957" calcext:value-type="float">
            <text:p>9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0]+[.J10]+[.K10]" office:value-type="float" office:value="1977" calcext:value-type="float">
            <text:p>19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87" calcext:value-type="float">
            <text:p>987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formula="of:=[.B11]+[.C11]+[.D11]" office:value-type="float" office:value="1870" calcext:value-type="float">
            <text:p>187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formula="of:=[.I11]+[.J11]+[.K11]" office:value-type="float" office:value="1648" calcext:value-type="float">
            <text:p>16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formula="of:=[.B12]+[.C12]+[.D12]" office:value-type="float" office:value="1364" calcext:value-type="float">
            <text:p>136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953" calcext:value-type="float">
            <text:p>953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formula="of:=[.I12]+[.J12]+[.K12]" office:value-type="float" office:value="1881" calcext:value-type="float">
            <text:p>18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24" calcext:value-type="float">
            <text:p>1224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table:formula="of:=[.B13]+[.C13]+[.D13]" office:value-type="float" office:value="1793" calcext:value-type="float">
            <text:p>1793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I13]+[.J13]+[.K13]" office:value-type="float" office:value="1953" calcext:value-type="float">
            <text:p>19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410" calcext:value-type="float">
            <text:p>1410</text:p>
          </table:table-cell>
          <table:table-cell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[.B14]+[.C14]+[.D14]" office:value-type="float" office:value="2289" calcext:value-type="float">
            <text:p>2289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I14]+[.J14]+[.K14]" office:value-type="float" office:value="1835" calcext:value-type="float">
            <text:p>18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53" calcext:value-type="float">
            <text:p>1153</text:p>
          </table:table-cell>
          <table:table-cell office:value-type="float" office:value="616" calcext:value-type="float">
            <text:p>616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[.B15]+[.C15]+[.D15]" office:value-type="float" office:value="1798" calcext:value-type="float">
            <text:p>1798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[.I15]+[.J15]+[.K15]" office:value-type="float" office:value="2062" calcext:value-type="float">
            <text:p>20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65" calcext:value-type="float">
            <text:p>965</text:p>
          </table:table-cell>
          <table:table-cell office:value-type="float" office:value="995" calcext:value-type="float">
            <text:p>99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[.B16]+[.C16]+[.D16]" office:value-type="float" office:value="1983" calcext:value-type="float">
            <text:p>198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table:formula="of:=[.I16]+[.J16]+[.K16]" office:value-type="float" office:value="1778" calcext:value-type="float">
            <text:p>17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1002" calcext:value-type="float">
            <text:p>1002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formula="of:=[.B17]+[.C17]+[.D17]" office:value-type="float" office:value="1876" calcext:value-type="float">
            <text:p>1876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[.I17]+[.J17]+[.K17]" office:value-type="float" office:value="2042" calcext:value-type="float">
            <text:p>20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681" calcext:value-type="float">
            <text:p>681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formula="of:=[.B18]+[.C18]+[.D18]" office:value-type="float" office:value="1455" calcext:value-type="float">
            <text:p>1455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I18]+[.J18]+[.K18]" office:value-type="float" office:value="1922" calcext:value-type="float">
            <text:p>19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670" calcext:value-type="float">
            <text:p>67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formula="of:=[.B19]+[.C19]+[.D19]" office:value-type="float" office:value="1475" calcext:value-type="float">
            <text:p>147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[.I19]+[.J19]+[.K19]" office:value-type="float" office:value="1673" calcext:value-type="float">
            <text:p>16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1072" calcext:value-type="float">
            <text:p>1072</text:p>
          </table:table-cell>
          <table:table-cell office:value-type="float" office:value="1206" calcext:value-type="float">
            <text:p>1206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[.B20]+[.C20]+[.D20]" office:value-type="float" office:value="3034" calcext:value-type="float">
            <text:p>303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61" calcext:value-type="float">
            <text:p>861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[.I20]+[.J20]+[.K20]" office:value-type="float" office:value="1812" calcext:value-type="float">
            <text:p>18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B21]+[.C21]+[.D21]" office:value-type="float" office:value="1438" calcext:value-type="float">
            <text:p>1438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[.I21]+[.J21]+[.K21]" office:value-type="float" office:value="1084" calcext:value-type="float">
            <text:p>10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5" calcext:value-type="float">
            <text:p>915</text:p>
          </table:table-cell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[.B22]+[.C22]+[.D22]" office:value-type="float" office:value="1714" calcext:value-type="float">
            <text:p>171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020" calcext:value-type="float">
            <text:p>102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table:formula="of:=[.I22]+[.J22]+[.K22]" office:value-type="float" office:value="1954" calcext:value-type="float">
            <text:p>19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682" calcext:value-type="float">
            <text:p>68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formula="of:=[.B23]+[.C23]+[.D23]" office:value-type="float" office:value="1512" calcext:value-type="float">
            <text:p>1512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839" calcext:value-type="float">
            <text:p>83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formula="of:=[.I23]+[.J23]+[.K23]" office:value-type="float" office:value="1603" calcext:value-type="float">
            <text:p>16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[.B24]+[.C24]+[.D24]" office:value-type="float" office:value="1914" calcext:value-type="float">
            <text:p>1914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formula="of:=[.I24]+[.J24]+[.K24]" office:value-type="float" office:value="2004" calcext:value-type="float">
            <text:p>20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formula="of:=[.B25]+[.C25]+[.D25]" office:value-type="float" office:value="1799" calcext:value-type="float">
            <text:p>1799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formula="of:=[.I25]+[.J25]+[.K25]" office:value-type="float" office:value="1697" calcext:value-type="float">
            <text:p>16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[.B26]+[.C26]+[.D26]" office:value-type="float" office:value="1509" calcext:value-type="float">
            <text:p>1509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011" calcext:value-type="float">
            <text:p>1011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formula="of:=[.I26]+[.J26]+[.K26]" office:value-type="float" office:value="1934" calcext:value-type="float">
            <text:p>193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061" calcext:value-type="float">
            <text:p>1061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formula="of:=[.I27]+[.J27]+[.K27]" office:value-type="float" office:value="1972" calcext:value-type="float">
            <text:p>197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I28]+[.J28]+[.K28]" office:value-type="float" office:value="1971" calcext:value-type="float">
            <text:p>1971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formula="of:=[.B33]+[.C33]+[.D33]" office:value-type="float" office:value="2211" calcext:value-type="float">
            <text:p>221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3503" calcext:value-type="float">
            <text:p>350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[.I33]+[.J33]+[.K33]" office:value-type="float" office:value="4505" calcext:value-type="float">
            <text:p>45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6" calcext:value-type="float">
            <text:p>906</text:p>
          </table:table-cell>
          <table:table-cell office:value-type="float" office:value="1301" calcext:value-type="float">
            <text:p>1301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formula="of:=[.B34]+[.C34]+[.D34]" office:value-type="float" office:value="2342" calcext:value-type="float">
            <text:p>2342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3890" calcext:value-type="float">
            <text:p>38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[.I34]+[.J34]+[.K34]" office:value-type="float" office:value="4913" calcext:value-type="float">
            <text:p>49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2" calcext:value-type="float">
            <text:p>882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formula="of:=[.B35]+[.C35]+[.D35]" office:value-type="float" office:value="2262" calcext:value-type="float">
            <text:p>226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I35]+[.J35]+[.K35]" office:value-type="float" office:value="2445" calcext:value-type="float">
            <text:p>24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94" calcext:value-type="float">
            <text:p>994</text:p>
          </table:table-cell>
          <table:table-cell office:value-type="float" office:value="1829" calcext:value-type="float">
            <text:p>18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[.B36]+[.C36]+[.D36]" office:value-type="float" office:value="2832" calcext:value-type="float">
            <text:p>2832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376" calcext:value-type="float">
            <text:p>137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[.I36]+[.J36]+[.K36]" office:value-type="float" office:value="2374" calcext:value-type="float">
            <text:p>23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3603" calcext:value-type="float">
            <text:p>360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formula="of:=[.B37]+[.C37]+[.D37]" office:value-type="float" office:value="4482" calcext:value-type="float">
            <text:p>4482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formula="of:=[.I37]+[.J37]+[.K37]" office:value-type="float" office:value="2137" calcext:value-type="float">
            <text:p>21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B38]+[.C38]+[.D38]" office:value-type="float" office:value="2344" calcext:value-type="float">
            <text:p>2344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[.I38]+[.J38]+[.K38]" office:value-type="float" office:value="2358" calcext:value-type="float">
            <text:p>23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36" calcext:value-type="float">
            <text:p>1136</text:p>
          </table:table-cell>
          <table:table-cell office:value-type="float" office:value="1221" calcext:value-type="float">
            <text:p>1221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formula="of:=[.B39]+[.C39]+[.D39]" office:value-type="float" office:value="2494" calcext:value-type="float">
            <text:p>2494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3651" calcext:value-type="float">
            <text:p>365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formula="of:=[.I39]+[.J39]+[.K39]" office:value-type="float" office:value="4730" calcext:value-type="float">
            <text:p>47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formula="of:=[.B40]+[.C40]+[.D40]" office:value-type="float" office:value="2211" calcext:value-type="float">
            <text:p>2211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formula="of:=[.I40]+[.J40]+[.K40]" office:value-type="float" office:value="2349" calcext:value-type="float">
            <text:p>23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45" calcext:value-type="float">
            <text:p>284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table:formula="of:=[.B41]+[.C41]+[.D41]" office:value-type="float" office:value="4351" calcext:value-type="float">
            <text:p>4351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formula="of:=[.I41]+[.J41]+[.K41]" office:value-type="float" office:value="2479" calcext:value-type="float">
            <text:p>24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float" office:value="3565" calcext:value-type="float">
            <text:p>356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[.B42]+[.C42]+[.D42]" office:value-type="float" office:value="4517" calcext:value-type="float">
            <text:p>4517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412" calcext:value-type="float">
            <text:p>141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formula="of:=[.I42]+[.J42]+[.K42]" office:value-type="float" office:value="2559" calcext:value-type="float">
            <text:p>25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B43]+[.C43]+[.D43]" office:value-type="float" office:value="1822" calcext:value-type="float">
            <text:p>1822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formula="of:=[.I43]+[.J43]+[.K43]" office:value-type="float" office:value="4924" calcext:value-type="float">
            <text:p>49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1409" calcext:value-type="float">
            <text:p>140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formula="of:=[.B44]+[.C44]+[.D44]" office:value-type="float" office:value="2304" calcext:value-type="float">
            <text:p>2304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345" calcext:value-type="float">
            <text:p>134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[.I44]+[.J44]+[.K44]" office:value-type="float" office:value="2190" calcext:value-type="float">
            <text:p>21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93" calcext:value-type="float">
            <text:p>2393</text:p>
          </table:table-cell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formula="of:=[.B45]+[.C45]+[.D45]" office:value-type="float" office:value="3799" calcext:value-type="float">
            <text:p>3799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476" calcext:value-type="float">
            <text:p>347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formula="of:=[.I45]+[.J45]+[.K45]" office:value-type="float" office:value="4140" calcext:value-type="float">
            <text:p>41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87" calcext:value-type="float">
            <text:p>2487</text:p>
          </table:table-cell>
          <table:table-cell office:value-type="float" office:value="3542" calcext:value-type="float">
            <text:p>354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formula="of:=[.B46]+[.C46]+[.D46]" office:value-type="float" office:value="6030" calcext:value-type="float">
            <text:p>603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917" calcext:value-type="float">
            <text:p>91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[.I46]+[.J46]+[.K46]" office:value-type="float" office:value="1905" calcext:value-type="float">
            <text:p>19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B47]+[.C47]+[.D47]" office:value-type="float" office:value="2129" calcext:value-type="float">
            <text:p>2129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341" calcext:value-type="float">
            <text:p>1341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formula="of:=[.I47]+[.J47]+[.K47]" office:value-type="float" office:value="2182" calcext:value-type="float">
            <text:p>21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formula="of:=[.B48]+[.C48]+[.D48]" office:value-type="float" office:value="2207" calcext:value-type="float">
            <text:p>2207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3392" calcext:value-type="float">
            <text:p>3392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formula="of:=[.I48]+[.J48]+[.K48]" office:value-type="float" office:value="4647" calcext:value-type="float">
            <text:p>46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792" calcext:value-type="float">
            <text:p>792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formula="of:=[.B49]+[.C49]+[.D49]" office:value-type="float" office:value="1627" calcext:value-type="float">
            <text:p>1627</text:p>
          </table:table-cell>
          <table:table-cell/>
          <table:table-cell office:value-type="float" office:value="2707" calcext:value-type="float">
            <text:p>2707</text:p>
          </table:table-cell>
          <table:table-cell office:value-type="float" office:value="3610" calcext:value-type="float">
            <text:p>361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[.I49]+[.J49]+[.K49]" office:value-type="float" office:value="6318" calcext:value-type="float">
            <text:p>631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formula="of:=[.B50]+[.C50]+[.D50]" office:value-type="float" office:value="2128" calcext:value-type="float">
            <text:p>2128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3416" calcext:value-type="float">
            <text:p>34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I50]+[.J50]+[.K50]" office:value-type="float" office:value="4395" calcext:value-type="float">
            <text:p>43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3507" calcext:value-type="float">
            <text:p>3507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formula="of:=[.B51]+[.C51]+[.D51]" office:value-type="float" office:value="4350" calcext:value-type="float">
            <text:p>435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383" calcext:value-type="float">
            <text:p>1383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formula="of:=[.I51]+[.J51]+[.K51]" office:value-type="float" office:value="2237" calcext:value-type="float">
            <text:p>22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2" calcext:value-type="float">
            <text:p>832</text:p>
          </table:table-cell>
          <table:table-cell office:value-type="float" office:value="3580" calcext:value-type="float">
            <text:p>358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formula="of:=[.B52]+[.C52]+[.D52]" office:value-type="float" office:value="4422" calcext:value-type="float">
            <text:p>442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249" calcext:value-type="float">
            <text:p>124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[.I52]+[.J52]+[.K52]" office:value-type="float" office:value="2101" calcext:value-type="float">
            <text:p>21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[.B53]+[.C53]+[.D53]" office:value-type="float" office:value="2358" calcext:value-type="float">
            <text:p>2358</text:p>
          </table:table-cell>
          <table:table-cell table:number-columns-repeated="6"/>
          <table:table-cell table:formula="of:=[.I53]+[.J53]+[.K5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table:formula="of:=[.B54]+[.C54]+[.D54]" office:value-type="float" office:value="2249" calcext:value-type="float">
            <text:p>2249</text:p>
          </table:table-cell>
          <table:table-cell table:number-columns-repeated="6"/>
          <table:table-cell table:formula="of:=[.I54]+[.J54]+[.K5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formula="of:=[.B55]+[.C55]+[.D55]" office:value-type="float" office:value="1931" calcext:value-type="float">
            <text:p>1931</text:p>
          </table:table-cell>
          <table:table-cell table:number-columns-repeated="6"/>
          <table:table-cell table:formula="of:=[.I55]+[.J55]+[.K5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 table:number-columns-repeated="6"/>
          <table:table-cell table:formula="of:=[.I56]+[.J56]+[.K5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number-columns-repeated="6"/>
          <table:table-cell table:formula="of:=[.I57]+[.J57]+[.K5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/>
          <table:table-cell table:formula="of:=[.I60]+[.J60]+[.K6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table:formula="of:=[.B4]+[.C4]+[.D4]" office:value-type="float" office:value="1382" calcext:value-type="float">
            <text:p>1382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869" calcext:value-type="float">
            <text:p>869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formula="of:=[.I4]+[.J4]+[.K4]" office:value-type="float" office:value="2059" calcext:value-type="float">
            <text:p>20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40" calcext:value-type="float">
            <text:p>224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formula="of:=[.B5]+[.C5]+[.D5]" office:value-type="float" office:value="2746" calcext:value-type="float">
            <text:p>2746</text:p>
          </table:table-cell>
          <table:table-cell/>
          <table:table-cell office:value-type="float" office:value="3038" calcext:value-type="float">
            <text:p>3038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formula="of:=[.I5]+[.J5]+[.K5]" office:value-type="float" office:value="3945" calcext:value-type="float">
            <text:p>39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table:formula="of:=[.B6]+[.C6]+[.D6]" office:value-type="float" office:value="1695" calcext:value-type="float">
            <text:p>1695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formula="of:=[.I6]+[.J6]+[.K6]" office:value-type="float" office:value="1724" calcext:value-type="float">
            <text:p>17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table:formula="of:=[.B7]+[.C7]+[.D7]" office:value-type="float" office:value="2054" calcext:value-type="float">
            <text:p>2054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124" calcext:value-type="float">
            <text:p>1124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table:formula="of:=[.I7]+[.J7]+[.K7]" office:value-type="float" office:value="1930" calcext:value-type="float">
            <text:p>19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formula="of:=[.B8]+[.C8]+[.D8]" office:value-type="float" office:value="2042" calcext:value-type="float">
            <text:p>2042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formula="of:=[.I8]+[.J8]+[.K8]" office:value-type="float" office:value="2026" calcext:value-type="float">
            <text:p>20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table:formula="of:=[.B9]+[.C9]+[.D9]" office:value-type="float" office:value="1929" calcext:value-type="float">
            <text:p>1929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formula="of:=[.I9]+[.J9]+[.K9]" office:value-type="float" office:value="1981" calcext:value-type="float">
            <text:p>19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[.B10]+[.C10]+[.D10]" office:value-type="float" office:value="1916" calcext:value-type="float">
            <text:p>191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table:formula="of:=[.I10]+[.J10]+[.K10]" office:value-type="float" office:value="1896" calcext:value-type="float">
            <text:p>18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table:formula="of:=[.B11]+[.C11]+[.D11]" office:value-type="float" office:value="1445" calcext:value-type="float">
            <text:p>1445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formula="of:=[.I11]+[.J11]+[.K11]" office:value-type="float" office:value="1612" calcext:value-type="float">
            <text:p>161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table:formula="of:=[.B12]+[.C12]+[.D12]" office:value-type="float" office:value="1638" calcext:value-type="float">
            <text:p>1638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formula="of:=[.I12]+[.J12]+[.K12]" office:value-type="float" office:value="1623" calcext:value-type="float">
            <text:p>16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formula="of:=[.B13]+[.C13]+[.D13]" office:value-type="float" office:value="1158" calcext:value-type="float">
            <text:p>115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table:formula="of:=[.I13]+[.J13]+[.K13]" office:value-type="float" office:value="1497" calcext:value-type="float">
            <text:p>149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9" calcext:value-type="float">
            <text:p>81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B14]+[.C14]+[.D14]" office:value-type="float" office:value="1452" calcext:value-type="float">
            <text:p>145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I14]+[.J14]+[.K14]" office:value-type="float" office:value="1685" calcext:value-type="float">
            <text:p>16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table:formula="of:=[.B15]+[.C15]+[.D15]" office:value-type="float" office:value="1782" calcext:value-type="float">
            <text:p>1782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[.I15]+[.J15]+[.K15]" office:value-type="float" office:value="1695" calcext:value-type="float">
            <text:p>16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[.B16]+[.C16]+[.D16]" office:value-type="float" office:value="1452" calcext:value-type="float">
            <text:p>145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formula="of:=[.I16]+[.J16]+[.K16]" office:value-type="float" office:value="1764" calcext:value-type="float">
            <text:p>17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1050" calcext:value-type="float">
            <text:p>1050</text:p>
          </table:table-cell>
          <table:table-cell office:value-type="float" office:value="4255" calcext:value-type="float">
            <text:p>4255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[.B17]+[.C17]+[.D17]" office:value-type="float" office:value="6119" calcext:value-type="float">
            <text:p>6119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formula="of:=[.I17]+[.J17]+[.K17]" office:value-type="float" office:value="1798" calcext:value-type="float">
            <text:p>17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935" calcext:value-type="float">
            <text:p>10935</text:p>
          </table:table-cell>
          <table:table-cell office:value-type="float" office:value="784" calcext:value-type="float">
            <text:p>784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11747" calcext:value-type="float">
            <text:p>1174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[.I18]+[.J18]+[.K18]" office:value-type="float" office:value="1745" calcext:value-type="float">
            <text:p>174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[.B19]+[.C19]+[.D19]" office:value-type="float" office:value="1396" calcext:value-type="float">
            <text:p>1396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formula="of:=[.I19]+[.J19]+[.K19]" office:value-type="float" office:value="1709" calcext:value-type="float">
            <text:p>170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1073" calcext:value-type="float">
            <text:p>1073</text:p>
          </table:table-cell>
          <table:table-cell office:value-type="float" office:value="1112" calcext:value-type="float">
            <text:p>1112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table:formula="of:=[.B20]+[.C20]+[.D20]" office:value-type="float" office:value="2895" calcext:value-type="float">
            <text:p>2895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formula="of:=[.I20]+[.J20]+[.K20]" office:value-type="float" office:value="1657" calcext:value-type="float">
            <text:p>16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table:formula="of:=[.B21]+[.C21]+[.D21]" office:value-type="float" office:value="1261" calcext:value-type="float">
            <text:p>1261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formula="of:=[.I21]+[.J21]+[.K21]" office:value-type="float" office:value="1464" calcext:value-type="float">
            <text:p>14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459" calcext:value-type="float">
            <text:p>10459</text:p>
          </table:table-cell>
          <table:table-cell office:value-type="float" office:value="729" calcext:value-type="float">
            <text:p>729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formula="of:=[.B22]+[.C22]+[.D22]" office:value-type="float" office:value="11214" calcext:value-type="float">
            <text:p>11214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028" calcext:value-type="float">
            <text:p>1028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I22]+[.J22]+[.K22]" office:value-type="float" office:value="1786" calcext:value-type="float">
            <text:p>17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85" calcext:value-type="float">
            <text:p>7485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[.B23]+[.C23]+[.D23]" office:value-type="float" office:value="8150" calcext:value-type="float">
            <text:p>8150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[.I23]+[.J23]+[.K23]" office:value-type="float" office:value="1458" calcext:value-type="float">
            <text:p>14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981" calcext:value-type="float">
            <text:p>981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formula="of:=[.B24]+[.C24]+[.D24]" office:value-type="float" office:value="1748" calcext:value-type="float">
            <text:p>1748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856" calcext:value-type="float">
            <text:p>85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formula="of:=[.I24]+[.J24]+[.K24]" office:value-type="float" office:value="1638" calcext:value-type="float">
            <text:p>16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formula="of:=[.B25]+[.C25]+[.D25]" office:value-type="float" office:value="1945" calcext:value-type="float">
            <text:p>1945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formula="of:=[.I25]+[.J25]+[.K25]" office:value-type="float" office:value="1703" calcext:value-type="float">
            <text:p>17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790" calcext:value-type="float">
            <text:p>79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formula="of:=[.B26]+[.C26]+[.D26]" office:value-type="float" office:value="1274" calcext:value-type="float">
            <text:p>1274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formula="of:=[.I26]+[.J26]+[.K26]" office:value-type="float" office:value="1863" calcext:value-type="float">
            <text:p>1863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093" calcext:value-type="float">
            <text:p>109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formula="of:=[.I27]+[.J27]+[.K27]" office:value-type="float" office:value="1768" calcext:value-type="float">
            <text:p>176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formula="of:=[.I28]+[.J28]+[.K28]" office:value-type="float" office:value="1453" calcext:value-type="float">
            <text:p>1453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3630" calcext:value-type="float">
            <text:p>3630</text:p>
          </table:table-cell>
          <table:table-cell office:value-type="float" office:value="3617" calcext:value-type="float">
            <text:p>3617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formula="of:=[.B33]+[.C33]+[.D33]" office:value-type="float" office:value="8077" calcext:value-type="float">
            <text:p>8077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3692" calcext:value-type="float">
            <text:p>369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formula="of:=[.I33]+[.J33]+[.K33]" office:value-type="float" office:value="4519" calcext:value-type="float">
            <text:p>45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1390" calcext:value-type="float">
            <text:p>139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table:formula="of:=[.B34]+[.C34]+[.D34]" office:value-type="float" office:value="2140" calcext:value-type="float">
            <text:p>214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table:formula="of:=[.I34]+[.J34]+[.K34]" office:value-type="float" office:value="4215" calcext:value-type="float">
            <text:p>42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6" calcext:value-type="float">
            <text:p>866</text:p>
          </table:table-cell>
          <table:table-cell office:value-type="float" office:value="1613" calcext:value-type="float">
            <text:p>1613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table:formula="of:=[.B35]+[.C35]+[.D35]" office:value-type="float" office:value="2585" calcext:value-type="float">
            <text:p>2585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[.I35]+[.J35]+[.K35]" office:value-type="float" office:value="2056" calcext:value-type="float">
            <text:p>20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1" calcext:value-type="float">
            <text:p>861</text:p>
          </table:table-cell>
          <table:table-cell office:value-type="float" office:value="1519" calcext:value-type="float">
            <text:p>1519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table:formula="of:=[.B36]+[.C36]+[.D36]" office:value-type="float" office:value="2398" calcext:value-type="float">
            <text:p>2398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3573" calcext:value-type="float">
            <text:p>357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table:formula="of:=[.I36]+[.J36]+[.K36]" office:value-type="float" office:value="4348" calcext:value-type="float">
            <text:p>43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3656" calcext:value-type="float">
            <text:p>365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[.B37]+[.C37]+[.D37]" office:value-type="float" office:value="4512" calcext:value-type="float">
            <text:p>4512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463" calcext:value-type="float">
            <text:p>346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I37]+[.J37]+[.K37]" office:value-type="float" office:value="4408" calcext:value-type="float">
            <text:p>44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6" calcext:value-type="float">
            <text:p>876</text:p>
          </table:table-cell>
          <table:table-cell office:value-type="float" office:value="3379" calcext:value-type="float">
            <text:p>3379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formula="of:=[.B38]+[.C38]+[.D38]" office:value-type="float" office:value="4264" calcext:value-type="float">
            <text:p>4264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I38]+[.J38]+[.K38]" office:value-type="float" office:value="4303" calcext:value-type="float">
            <text:p>43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1452" calcext:value-type="float">
            <text:p>145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[.B39]+[.C39]+[.D39]" office:value-type="float" office:value="2305" calcext:value-type="float">
            <text:p>2305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3512" calcext:value-type="float">
            <text:p>3512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[.I39]+[.J39]+[.K39]" office:value-type="float" office:value="4704" calcext:value-type="float">
            <text:p>47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formula="of:=[.B40]+[.C40]+[.D40]" office:value-type="float" office:value="2416" calcext:value-type="float">
            <text:p>241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520" calcext:value-type="float">
            <text:p>1520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formula="of:=[.I40]+[.J40]+[.K40]" office:value-type="float" office:value="2346" calcext:value-type="float">
            <text:p>23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96" calcext:value-type="float">
            <text:p>2396</text:p>
          </table:table-cell>
          <table:table-cell office:value-type="float" office:value="3367" calcext:value-type="float">
            <text:p>336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formula="of:=[.B41]+[.C41]+[.D41]" office:value-type="float" office:value="5764" calcext:value-type="float">
            <text:p>5764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550" calcext:value-type="float">
            <text:p>155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[.I41]+[.J41]+[.K41]" office:value-type="float" office:value="2301" calcext:value-type="float">
            <text:p>23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4" calcext:value-type="float">
            <text:p>944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B42]+[.C42]+[.D42]" office:value-type="float" office:value="2445" calcext:value-type="float">
            <text:p>2445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13" calcext:value-type="float">
            <text:p>151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formula="of:=[.I42]+[.J42]+[.K42]" office:value-type="float" office:value="2180" calcext:value-type="float">
            <text:p>21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5" calcext:value-type="float">
            <text:p>895</text:p>
          </table:table-cell>
          <table:table-cell office:value-type="float" office:value="3373" calcext:value-type="float">
            <text:p>3373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table:formula="of:=[.B43]+[.C43]+[.D43]" office:value-type="float" office:value="4275" calcext:value-type="float">
            <text:p>427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607" calcext:value-type="float">
            <text:p>1607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table:formula="of:=[.I43]+[.J43]+[.K43]" office:value-type="float" office:value="2521" calcext:value-type="float">
            <text:p>25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947" calcext:value-type="float">
            <text:p>947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formula="of:=[.B44]+[.C44]+[.D44]" office:value-type="float" office:value="1866" calcext:value-type="float">
            <text:p>186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721" calcext:value-type="float">
            <text:p>3721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[.I44]+[.J44]+[.K44]" office:value-type="float" office:value="4570" calcext:value-type="float">
            <text:p>45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[.B45]+[.C45]+[.D45]" office:value-type="float" office:value="2106" calcext:value-type="float">
            <text:p>2106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[.I45]+[.J45]+[.K45]" office:value-type="float" office:value="1805" calcext:value-type="float">
            <text:p>18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table:formula="of:=[.B46]+[.C46]+[.D46]" office:value-type="float" office:value="2158" calcext:value-type="float">
            <text:p>215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table:formula="of:=[.I46]+[.J46]+[.K46]" office:value-type="float" office:value="2137" calcext:value-type="float">
            <text:p>21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table:formula="of:=[.B47]+[.C47]+[.D47]" office:value-type="float" office:value="4116" calcext:value-type="float">
            <text:p>411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formula="of:=[.I47]+[.J47]+[.K47]" office:value-type="float" office:value="2313" calcext:value-type="float">
            <text:p>23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1427" calcext:value-type="float">
            <text:p>1427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formula="of:=[.B48]+[.C48]+[.D48]" office:value-type="float" office:value="2309" calcext:value-type="float">
            <text:p>2309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3691" calcext:value-type="float">
            <text:p>369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formula="of:=[.I48]+[.J48]+[.K48]" office:value-type="float" office:value="4439" calcext:value-type="float">
            <text:p>44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formula="of:=[.B49]+[.C49]+[.D49]" office:value-type="float" office:value="2342" calcext:value-type="float">
            <text:p>2342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327" calcext:value-type="float">
            <text:p>13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[.I49]+[.J49]+[.K49]" office:value-type="float" office:value="2087" calcext:value-type="float">
            <text:p>20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formula="of:=[.B50]+[.C50]+[.D50]" office:value-type="float" office:value="1614" calcext:value-type="float">
            <text:p>1614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3661" calcext:value-type="float">
            <text:p>366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formula="of:=[.I50]+[.J50]+[.K50]" office:value-type="float" office:value="4243" calcext:value-type="float">
            <text:p>42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1330" calcext:value-type="float">
            <text:p>133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[.B51]+[.C51]+[.D51]" office:value-type="float" office:value="1934" calcext:value-type="float">
            <text:p>1934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formula="of:=[.I51]+[.J51]+[.K51]" office:value-type="float" office:value="1795" calcext:value-type="float">
            <text:p>17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3522" calcext:value-type="float">
            <text:p>352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[.B52]+[.C52]+[.D52]" office:value-type="float" office:value="4271" calcext:value-type="float">
            <text:p>427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334" calcext:value-type="float">
            <text:p>133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formula="of:=[.I52]+[.J52]+[.K52]" office:value-type="float" office:value="1987" calcext:value-type="float">
            <text:p>19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3589" calcext:value-type="float">
            <text:p>3589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formula="of:=[.B53]+[.C53]+[.D53]" office:value-type="float" office:value="4379" calcext:value-type="float">
            <text:p>4379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3646" calcext:value-type="float">
            <text:p>364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formula="of:=[.I53]+[.J53]+[.K53]" office:value-type="float" office:value="4429" calcext:value-type="float">
            <text:p>44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3" calcext:value-type="float">
            <text:p>813</text:p>
          </table:table-cell>
          <table:table-cell office:value-type="float" office:value="1571" calcext:value-type="float">
            <text:p>157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formula="of:=[.B54]+[.C54]+[.D54]" office:value-type="float" office:value="2394" calcext:value-type="float">
            <text:p>239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596" calcext:value-type="float">
            <text:p>359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formula="of:=[.I54]+[.J54]+[.K54]" office:value-type="float" office:value="4317" calcext:value-type="float">
            <text:p>43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table:formula="of:=[.B55]+[.C55]+[.D55]" office:value-type="float" office:value="2254" calcext:value-type="float">
            <text:p>2254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[.I55]+[.J55]+[.K55]" office:value-type="float" office:value="2261" calcext:value-type="float">
            <text:p>22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formula="of:=[.B56]+[.C56]+[.D56]" office:value-type="float" office:value="1819" calcext:value-type="float">
            <text:p>1819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481" calcext:value-type="float">
            <text:p>148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formula="of:=[.I56]+[.J56]+[.K56]" office:value-type="float" office:value="2149" calcext:value-type="float">
            <text:p>2149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formula="of:=[.I57]+[.J57]+[.K57]" office:value-type="float" office:value="1644" calcext:value-type="float">
            <text:p>1644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formula="of:=[.B4]+[.C4]+[.D4]" office:value-type="float" office:value="1748" calcext:value-type="float">
            <text:p>1748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I4]+[.J4]+[.K4]" office:value-type="float" office:value="1743" calcext:value-type="float">
            <text:p>17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19" calcext:value-type="float">
            <text:p>919</text:p>
          </table:table-cell>
          <table:table-cell office:value-type="float" office:value="1284" calcext:value-type="float">
            <text:p>128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formula="of:=[.B5]+[.C5]+[.D5]" office:value-type="float" office:value="2215" calcext:value-type="float">
            <text:p>2215</text:p>
          </table:table-cell>
          <table:table-cell/>
          <table:table-cell office:value-type="float" office:value="2592" calcext:value-type="float">
            <text:p>2592</text:p>
          </table:table-cell>
          <table:table-cell office:value-type="float" office:value="889" calcext:value-type="float">
            <text:p>889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I5]+[.J5]+[.K5]" office:value-type="float" office:value="3490" calcext:value-type="float">
            <text:p>34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98" calcext:value-type="float">
            <text:p>898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formula="of:=[.B6]+[.C6]+[.D6]" office:value-type="float" office:value="1897" calcext:value-type="float">
            <text:p>189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formula="of:=[.I6]+[.J6]+[.K6]" office:value-type="float" office:value="1796" calcext:value-type="float">
            <text:p>17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float" office:value="962" calcext:value-type="float">
            <text:p>962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B7]+[.C7]+[.D7]" office:value-type="float" office:value="1927" calcext:value-type="float">
            <text:p>192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table:formula="of:=[.I7]+[.J7]+[.K7]" office:value-type="float" office:value="1847" calcext:value-type="float">
            <text:p>18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[.B8]+[.C8]+[.D8]" office:value-type="float" office:value="1893" calcext:value-type="float">
            <text:p>1893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formula="of:=[.I8]+[.J8]+[.K8]" office:value-type="float" office:value="2338" calcext:value-type="float">
            <text:p>23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formula="of:=[.B9]+[.C9]+[.D9]" office:value-type="float" office:value="1930" calcext:value-type="float">
            <text:p>1930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formula="of:=[.I9]+[.J9]+[.K9]" office:value-type="float" office:value="2185" calcext:value-type="float">
            <text:p>21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555" calcext:value-type="float">
            <text:p>555</text:p>
          </table:table-cell>
          <table:table-cell office:value-type="float" office:value="1170" calcext:value-type="float">
            <text:p>1170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table:formula="of:=[.B10]+[.C10]+[.D10]" office:value-type="float" office:value="2531" calcext:value-type="float">
            <text:p>253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55" calcext:value-type="float">
            <text:p>115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table:formula="of:=[.I10]+[.J10]+[.K10]" office:value-type="float" office:value="2008" calcext:value-type="float">
            <text:p>20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formula="of:=[.B11]+[.C11]+[.D11]" office:value-type="float" office:value="1755" calcext:value-type="float">
            <text:p>1755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formula="of:=[.I11]+[.J11]+[.K11]" office:value-type="float" office:value="1620" calcext:value-type="float">
            <text:p>16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formula="of:=[.B12]+[.C12]+[.D12]" office:value-type="float" office:value="1474" calcext:value-type="float">
            <text:p>147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formula="of:=[.I12]+[.J12]+[.K12]" office:value-type="float" office:value="1724" calcext:value-type="float">
            <text:p>17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formula="of:=[.B13]+[.C13]+[.D13]" office:value-type="float" office:value="1795" calcext:value-type="float">
            <text:p>179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table:formula="of:=[.I13]+[.J13]+[.K13]" office:value-type="float" office:value="1567" calcext:value-type="float">
            <text:p>15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961" calcext:value-type="float">
            <text:p>96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table:formula="of:=[.B14]+[.C14]+[.D14]" office:value-type="float" office:value="1570" calcext:value-type="float">
            <text:p>157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formula="of:=[.I14]+[.J14]+[.K14]" office:value-type="float" office:value="1730" calcext:value-type="float">
            <text:p>17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table:formula="of:=[.B15]+[.C15]+[.D15]" office:value-type="float" office:value="1286" calcext:value-type="float">
            <text:p>1286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formula="of:=[.I15]+[.J15]+[.K15]" office:value-type="float" office:value="1832" calcext:value-type="float">
            <text:p>18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float" office:value="583" calcext:value-type="float">
            <text:p>583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table:formula="of:=[.B16]+[.C16]+[.D16]" office:value-type="float" office:value="1220" calcext:value-type="float">
            <text:p>122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table:formula="of:=[.I16]+[.J16]+[.K16]" office:value-type="float" office:value="1621" calcext:value-type="float">
            <text:p>16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formula="of:=[.B17]+[.C17]+[.D17]" office:value-type="float" office:value="1866" calcext:value-type="float">
            <text:p>1866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table:formula="of:=[.I17]+[.J17]+[.K17]" office:value-type="float" office:value="1729" calcext:value-type="float">
            <text:p>17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2" calcext:value-type="float">
            <text:p>612</text:p>
          </table:table-cell>
          <table:table-cell office:value-type="float" office:value="602" calcext:value-type="float">
            <text:p>602</text:p>
          </table:table-cell>
          <table:table-cell office:value-type="float" office:value="1129" calcext:value-type="float">
            <text:p>1129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table:formula="of:=[.B18]+[.C18]+[.D18]" office:value-type="float" office:value="2343" calcext:value-type="float">
            <text:p>2343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formula="of:=[.I18]+[.J18]+[.K18]" office:value-type="float" office:value="1614" calcext:value-type="float">
            <text:p>16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[.B19]+[.C19]+[.D19]" office:value-type="float" office:value="1489" calcext:value-type="float">
            <text:p>1489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849" calcext:value-type="float">
            <text:p>84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[.I19]+[.J19]+[.K19]" office:value-type="float" office:value="1630" calcext:value-type="float">
            <text:p>16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B20]+[.C20]+[.D20]" office:value-type="float" office:value="1347" calcext:value-type="float">
            <text:p>134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I20]+[.J20]+[.K20]" office:value-type="float" office:value="1643" calcext:value-type="float">
            <text:p>16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66" calcext:value-type="float">
            <text:p>6066</text:p>
          </table:table-cell>
          <table:table-cell office:value-type="float" office:value="983" calcext:value-type="float">
            <text:p>983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formula="of:=[.B21]+[.C21]+[.D21]" office:value-type="float" office:value="7099" calcext:value-type="float">
            <text:p>7099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I21]+[.J21]+[.K21]" office:value-type="float" office:value="1487" calcext:value-type="float">
            <text:p>14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office:value-type="float" office:value="1058" calcext:value-type="float">
            <text:p>105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table:formula="of:=[.B22]+[.C22]+[.D22]" office:value-type="float" office:value="1755" calcext:value-type="float">
            <text:p>1755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formula="of:=[.I22]+[.J22]+[.K22]" office:value-type="float" office:value="2025" calcext:value-type="float">
            <text:p>20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961" calcext:value-type="float">
            <text:p>96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formula="of:=[.B23]+[.C23]+[.D23]" office:value-type="float" office:value="1391" calcext:value-type="float">
            <text:p>139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formula="of:=[.I23]+[.J23]+[.K23]" office:value-type="float" office:value="1585" calcext:value-type="float">
            <text:p>158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4]+[.C24]+[.D24]" office:value-type="float" office:value="0" calcext:value-type="float">
            <text:p>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formula="of:=[.I24]+[.J24]+[.K24]" office:value-type="float" office:value="1632" calcext:value-type="float">
            <text:p>163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table:formula="of:=[.I25]+[.J25]+[.K25]" office:value-type="float" office:value="1623" calcext:value-type="float">
            <text:p>1623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formula="of:=[.I26]+[.J26]+[.K26]" office:value-type="float" office:value="1714" calcext:value-type="float">
            <text:p>171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table:formula="of:=[.I27]+[.J27]+[.K27]" office:value-type="float" office:value="1845" calcext:value-type="float">
            <text:p>184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[.I28]+[.J28]+[.K28]" office:value-type="float" office:value="1436" calcext:value-type="float">
            <text:p>1436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3727" calcext:value-type="float">
            <text:p>372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table:formula="of:=[.B33]+[.C33]+[.D33]" office:value-type="float" office:value="4600" calcext:value-type="float">
            <text:p>4600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formula="of:=[.I33]+[.J33]+[.K33]" office:value-type="float" office:value="2721" calcext:value-type="float">
            <text:p>27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73" calcext:value-type="float">
            <text:p>973</text:p>
          </table:table-cell>
          <table:table-cell office:value-type="float" office:value="4016" calcext:value-type="float">
            <text:p>40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formula="of:=[.B34]+[.C34]+[.D34]" office:value-type="float" office:value="4989" calcext:value-type="float">
            <text:p>4989</text:p>
          </table:table-cell>
          <table:table-cell/>
          <table:table-cell office:value-type="float" office:value="3594" calcext:value-type="float">
            <text:p>3594</text:p>
          </table:table-cell>
          <table:table-cell office:value-type="float" office:value="3831" calcext:value-type="float">
            <text:p>383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formula="of:=[.I34]+[.J34]+[.K34]" office:value-type="float" office:value="7426" calcext:value-type="float">
            <text:p>74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formula="of:=[.B35]+[.C35]+[.D35]" office:value-type="float" office:value="2106" calcext:value-type="float">
            <text:p>2106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243" calcext:value-type="float">
            <text:p>1243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[.I35]+[.J35]+[.K35]" office:value-type="float" office:value="2077" calcext:value-type="float">
            <text:p>20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formula="of:=[.B36]+[.C36]+[.D36]" office:value-type="float" office:value="2431" calcext:value-type="float">
            <text:p>2431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3560" calcext:value-type="float">
            <text:p>356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table:formula="of:=[.I36]+[.J36]+[.K36]" office:value-type="float" office:value="4285" calcext:value-type="float">
            <text:p>42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formula="of:=[.B37]+[.C37]+[.D37]" office:value-type="float" office:value="2528" calcext:value-type="float">
            <text:p>2528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[.I37]+[.J37]+[.K37]" office:value-type="float" office:value="2606" calcext:value-type="float">
            <text:p>26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3685" calcext:value-type="float">
            <text:p>3685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[.B38]+[.C38]+[.D38]" office:value-type="float" office:value="4491" calcext:value-type="float">
            <text:p>4491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081" calcext:value-type="float">
            <text:p>208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table:formula="of:=[.I38]+[.J38]+[.K38]" office:value-type="float" office:value="2874" calcext:value-type="float">
            <text:p>28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float" office:value="3348" calcext:value-type="float">
            <text:p>33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B39]+[.C39]+[.D39]" office:value-type="float" office:value="4315" calcext:value-type="float">
            <text:p>4315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[.I39]+[.J39]+[.K39]" office:value-type="float" office:value="2459" calcext:value-type="float">
            <text:p>24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3" calcext:value-type="float">
            <text:p>843</text:p>
          </table:table-cell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[.B40]+[.C40]+[.D40]" office:value-type="float" office:value="2356" calcext:value-type="float">
            <text:p>2356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489" calcext:value-type="float">
            <text:p>1489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formula="of:=[.I40]+[.J40]+[.K40]" office:value-type="float" office:value="2259" calcext:value-type="float">
            <text:p>22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[.B41]+[.C41]+[.D41]" office:value-type="float" office:value="2312" calcext:value-type="float">
            <text:p>2312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[.I41]+[.J41]+[.K41]" office:value-type="float" office:value="2237" calcext:value-type="float">
            <text:p>22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6" calcext:value-type="float">
            <text:p>666</text:p>
          </table:table-cell>
          <table:table-cell office:value-type="float" office:value="3089" calcext:value-type="float">
            <text:p>3089</text:p>
          </table:table-cell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formula="of:=[.B42]+[.C42]+[.D42]" office:value-type="float" office:value="3980" calcext:value-type="float">
            <text:p>3980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381" calcext:value-type="float">
            <text:p>138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I42]+[.J42]+[.K42]" office:value-type="float" office:value="2022" calcext:value-type="float">
            <text:p>20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83" calcext:value-type="float">
            <text:p>983</text:p>
          </table:table-cell>
          <table:table-cell office:value-type="float" office:value="3446" calcext:value-type="float">
            <text:p>344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[.B43]+[.C43]+[.D43]" office:value-type="float" office:value="4432" calcext:value-type="float">
            <text:p>4432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table:formula="of:=[.I43]+[.J43]+[.K43]" office:value-type="float" office:value="4281" calcext:value-type="float">
            <text:p>42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4" calcext:value-type="float">
            <text:p>924</text:p>
          </table:table-cell>
          <table:table-cell office:value-type="float" office:value="3468" calcext:value-type="float">
            <text:p>346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formula="of:=[.B44]+[.C44]+[.D44]" office:value-type="float" office:value="4393" calcext:value-type="float">
            <text:p>4393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[.I44]+[.J44]+[.K44]" office:value-type="float" office:value="4670" calcext:value-type="float">
            <text:p>46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formula="of:=[.B45]+[.C45]+[.D45]" office:value-type="float" office:value="1905" calcext:value-type="float">
            <text:p>1905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table:formula="of:=[.I45]+[.J45]+[.K45]" office:value-type="float" office:value="1790" calcext:value-type="float">
            <text:p>17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1249" calcext:value-type="float">
            <text:p>1249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formula="of:=[.B46]+[.C46]+[.D46]" office:value-type="float" office:value="2151" calcext:value-type="float">
            <text:p>215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table:formula="of:=[.I46]+[.J46]+[.K46]" office:value-type="float" office:value="2120" calcext:value-type="float">
            <text:p>21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B47]+[.C47]+[.D47]" office:value-type="float" office:value="2222" calcext:value-type="float">
            <text:p>2222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[.I47]+[.J47]+[.K47]" office:value-type="float" office:value="2195" calcext:value-type="float">
            <text:p>21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91" calcext:value-type="float">
            <text:p>3291</text:p>
          </table:table-cell>
          <table:table-cell office:value-type="float" office:value="3501" calcext:value-type="float">
            <text:p>35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[.B48]+[.C48]+[.D48]" office:value-type="float" office:value="6792" calcext:value-type="float">
            <text:p>6792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3732" calcext:value-type="float">
            <text:p>373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formula="of:=[.I48]+[.J48]+[.K48]" office:value-type="float" office:value="6168" calcext:value-type="float">
            <text:p>61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1457" calcext:value-type="float">
            <text:p>1457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table:formula="of:=[.B49]+[.C49]+[.D49]" office:value-type="float" office:value="2204" calcext:value-type="float">
            <text:p>2204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92" calcext:value-type="float">
            <text:p>129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formula="of:=[.I49]+[.J49]+[.K49]" office:value-type="float" office:value="2003" calcext:value-type="float">
            <text:p>20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float" office:value="3568" calcext:value-type="float">
            <text:p>356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formula="of:=[.B50]+[.C50]+[.D50]" office:value-type="float" office:value="4175" calcext:value-type="float">
            <text:p>417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728" calcext:value-type="float">
            <text:p>37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table:formula="of:=[.I50]+[.J50]+[.K50]" office:value-type="float" office:value="4280" calcext:value-type="float">
            <text:p>42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[.B51]+[.C51]+[.D51]" office:value-type="float" office:value="1596" calcext:value-type="float">
            <text:p>1596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formula="of:=[.I51]+[.J51]+[.K51]" office:value-type="float" office:value="1672" calcext:value-type="float">
            <text:p>167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float" office:value="1357" calcext:value-type="float">
            <text:p>135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formula="of:=[.B52]+[.C52]+[.D52]" office:value-type="float" office:value="2000" calcext:value-type="float">
            <text:p>2000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[.I52]+[.J52]+[.K52]" office:value-type="float" office:value="1915" calcext:value-type="float">
            <text:p>19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3732" calcext:value-type="float">
            <text:p>373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formula="of:=[.B53]+[.C53]+[.D53]" office:value-type="float" office:value="4452" calcext:value-type="float">
            <text:p>4452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3857" calcext:value-type="float">
            <text:p>385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formula="of:=[.I53]+[.J53]+[.K53]" office:value-type="float" office:value="4583" calcext:value-type="float">
            <text:p>45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float" office:value="3897" calcext:value-type="float">
            <text:p>3897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formula="of:=[.B54]+[.C54]+[.D54]" office:value-type="float" office:value="4954" calcext:value-type="float">
            <text:p>4954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table:formula="of:=[.I54]+[.J54]+[.K54]" office:value-type="float" office:value="2529" calcext:value-type="float">
            <text:p>25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4" calcext:value-type="float">
            <text:p>824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formula="of:=[.B55]+[.C55]+[.D55]" office:value-type="float" office:value="2392" calcext:value-type="float">
            <text:p>2392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I55]+[.J55]+[.K55]" office:value-type="float" office:value="2283" calcext:value-type="float">
            <text:p>22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formula="of:=[.B56]+[.C56]+[.D56]" office:value-type="float" office:value="2256" calcext:value-type="float">
            <text:p>2256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table:formula="of:=[.I56]+[.J56]+[.K56]" office:value-type="float" office:value="2175" calcext:value-type="float">
            <text:p>21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formula="of:=[.B57]+[.C57]+[.D57]" office:value-type="float" office:value="1939" calcext:value-type="float">
            <text:p>1939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I57]+[.J57]+[.K57]" office:value-type="float" office:value="1922" calcext:value-type="float">
            <text:p>1922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/>
          <table:table-cell table:formula="of:=[.I60]+[.J60]+[.K6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table:number-columns-repeated="5"/>
          <table:table-cell/>
          <table:table-cell table:formula="of:=[.I61]+[.J61]+[.K6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2]+[.J62]+[.K6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3]+[.J63]+[.K6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4]+[.J64]+[.K6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5]+[.J65]+[.K6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6]+[.J66]+[.K6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7]+[.J67]+[.K6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8]+[.J68]+[.K6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9]+[.J69]+[.K6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0]+[.J70]+[.K7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1]+[.J71]+[.K7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2]+[.J72]+[.K7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3]+[.J73]+[.K7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4]+[.J74]+[.K7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5]+[.J75]+[.K7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6]+[.J76]+[.K7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7]+[.J77]+[.K7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8]+[.J78]+[.K7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79]+[.J79]+[.K7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0]+[.J80]+[.K8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1]+[.J81]+[.K8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2]+[.J82]+[.K82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3]+[.J83]+[.K8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4]+[.J84]+[.K84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5]+[.J85]+[.K8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86]+[.J86]+[.K8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formula="of:=[.I87]+[.J87]+[.K87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88]+[.J88]+[.K8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table:formula="of:=[.B4]+[.C4]+[.D4]" office:value-type="float" office:value="1424" calcext:value-type="float">
            <text:p>1424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[.I4]+[.J4]+[.K4]" office:value-type="float" office:value="1871" calcext:value-type="float">
            <text:p>18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[.B5]+[.C5]+[.D5]" office:value-type="float" office:value="1436" calcext:value-type="float">
            <text:p>1436</text:p>
          </table:table-cell>
          <table:table-cell/>
          <table:table-cell office:value-type="float" office:value="2897" calcext:value-type="float">
            <text:p>2897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table:formula="of:=[.I5]+[.J5]+[.K5]" office:value-type="float" office:value="3611" calcext:value-type="float">
            <text:p>36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25" calcext:value-type="float">
            <text:p>2325</text:p>
          </table:table-cell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table:formula="of:=[.B6]+[.C6]+[.D6]" office:value-type="float" office:value="3308" calcext:value-type="float">
            <text:p>3308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027" calcext:value-type="float">
            <text:p>102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formula="of:=[.I6]+[.J6]+[.K6]" office:value-type="float" office:value="1973" calcext:value-type="float">
            <text:p>19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formula="of:=[.B7]+[.C7]+[.D7]" office:value-type="float" office:value="2063" calcext:value-type="float">
            <text:p>206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I7]+[.J7]+[.K7]" office:value-type="float" office:value="2232" calcext:value-type="float">
            <text:p>22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formula="of:=[.B8]+[.C8]+[.D8]" office:value-type="float" office:value="2253" calcext:value-type="float">
            <text:p>2253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88" calcext:value-type="float">
            <text:p>12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[.I8]+[.J8]+[.K8]" office:value-type="float" office:value="2369" calcext:value-type="float">
            <text:p>23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[.B9]+[.C9]+[.D9]" office:value-type="float" office:value="1833" calcext:value-type="float">
            <text:p>1833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136" calcext:value-type="float">
            <text:p>1136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table:formula="of:=[.I9]+[.J9]+[.K9]" office:value-type="float" office:value="1929" calcext:value-type="float">
            <text:p>19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[.B10]+[.C10]+[.D10]" office:value-type="float" office:value="2016" calcext:value-type="float">
            <text:p>201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formula="of:=[.I10]+[.J10]+[.K10]" office:value-type="float" office:value="1899" calcext:value-type="float">
            <text:p>189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formula="of:=[.B11]+[.C11]+[.D11]" office:value-type="float" office:value="1648" calcext:value-type="float">
            <text:p>1648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formula="of:=[.I11]+[.J11]+[.K11]" office:value-type="float" office:value="1684" calcext:value-type="float">
            <text:p>16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07" calcext:value-type="float">
            <text:p>907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[.B12]+[.C12]+[.D12]" office:value-type="float" office:value="1864" calcext:value-type="float">
            <text:p>186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formula="of:=[.I12]+[.J12]+[.K12]" office:value-type="float" office:value="1854" calcext:value-type="float">
            <text:p>18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4" calcext:value-type="float">
            <text:p>84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formula="of:=[.B13]+[.C13]+[.D13]" office:value-type="float" office:value="1346" calcext:value-type="float">
            <text:p>134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formula="of:=[.I13]+[.J13]+[.K13]" office:value-type="float" office:value="1678" calcext:value-type="float">
            <text:p>16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4" calcext:value-type="float">
            <text:p>924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[.B14]+[.C14]+[.D14]" office:value-type="float" office:value="1521" calcext:value-type="float">
            <text:p>152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258" calcext:value-type="float">
            <text:p>1258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table:formula="of:=[.I14]+[.J14]+[.K14]" office:value-type="float" office:value="2127" calcext:value-type="float">
            <text:p>21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77" calcext:value-type="float">
            <text:p>977</text:p>
          </table:table-cell>
          <table:table-cell office:value-type="float" office:value="930" calcext:value-type="float">
            <text:p>93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[.B15]+[.C15]+[.D15]" office:value-type="float" office:value="1913" calcext:value-type="float">
            <text:p>1913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939" calcext:value-type="float">
            <text:p>939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formula="of:=[.I15]+[.J15]+[.K15]" office:value-type="float" office:value="1989" calcext:value-type="float">
            <text:p>19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[.B16]+[.C16]+[.D16]" office:value-type="float" office:value="1466" calcext:value-type="float">
            <text:p>146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I16]+[.J16]+[.K16]" office:value-type="float" office:value="1814" calcext:value-type="float">
            <text:p>18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7" calcext:value-type="float">
            <text:p>927</text:p>
          </table:table-cell>
          <table:table-cell office:value-type="float" office:value="1108" calcext:value-type="float">
            <text:p>1108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formula="of:=[.B17]+[.C17]+[.D17]" office:value-type="float" office:value="2053" calcext:value-type="float">
            <text:p>2053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formula="of:=[.I17]+[.J17]+[.K17]" office:value-type="float" office:value="2063" calcext:value-type="float">
            <text:p>20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formula="of:=[.B18]+[.C18]+[.D18]" office:value-type="float" office:value="1731" calcext:value-type="float">
            <text:p>173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062" calcext:value-type="float">
            <text:p>1062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I18]+[.J18]+[.K18]" office:value-type="float" office:value="1829" calcext:value-type="float">
            <text:p>18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formula="of:=[.B19]+[.C19]+[.D19]" office:value-type="float" office:value="1395" calcext:value-type="float">
            <text:p>139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formula="of:=[.I19]+[.J19]+[.K19]" office:value-type="float" office:value="1651" calcext:value-type="float">
            <text:p>165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6" calcext:value-type="float">
            <text:p>666</text:p>
          </table:table-cell>
          <table:table-cell office:value-type="float" office:value="719" calcext:value-type="float">
            <text:p>719</text:p>
          </table:table-cell>
          <table:table-cell office:value-type="float" office:value="1252" calcext:value-type="float">
            <text:p>1252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formula="of:=[.B20]+[.C20]+[.D20]" office:value-type="float" office:value="2637" calcext:value-type="float">
            <text:p>2637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formula="of:=[.I20]+[.J20]+[.K20]" office:value-type="float" office:value="1634" calcext:value-type="float">
            <text:p>16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989" calcext:value-type="float">
            <text:p>989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[.B21]+[.C21]+[.D21]" office:value-type="float" office:value="1838" calcext:value-type="float">
            <text:p>183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table:formula="of:=[.I21]+[.J21]+[.K21]" office:value-type="float" office:value="1593" calcext:value-type="float">
            <text:p>15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formula="of:=[.B22]+[.C22]+[.D22]" office:value-type="float" office:value="1457" calcext:value-type="float">
            <text:p>1457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096" calcext:value-type="float">
            <text:p>109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formula="of:=[.I22]+[.J22]+[.K22]" office:value-type="float" office:value="1867" calcext:value-type="float">
            <text:p>18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756" calcext:value-type="float">
            <text:p>756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formula="of:=[.B23]+[.C23]+[.D23]" office:value-type="float" office:value="1505" calcext:value-type="float">
            <text:p>150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formula="of:=[.I23]+[.J23]+[.K23]" office:value-type="float" office:value="1540" calcext:value-type="float">
            <text:p>15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44" calcext:value-type="float">
            <text:p>1144</text:p>
          </table:table-cell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formula="of:=[.B24]+[.C24]+[.D24]" office:value-type="float" office:value="1743" calcext:value-type="float">
            <text:p>1743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911" calcext:value-type="float">
            <text:p>911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formula="of:=[.I24]+[.J24]+[.K24]" office:value-type="float" office:value="1653" calcext:value-type="float">
            <text:p>165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937" calcext:value-type="float">
            <text:p>93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formula="of:=[.B25]+[.C25]+[.D25]" office:value-type="float" office:value="1841" calcext:value-type="float">
            <text:p>1841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892" calcext:value-type="float">
            <text:p>89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formula="of:=[.I25]+[.J25]+[.K25]" office:value-type="float" office:value="1695" calcext:value-type="float">
            <text:p>16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formula="of:=[.B26]+[.C26]+[.D26]" office:value-type="float" office:value="2025" calcext:value-type="float">
            <text:p>2025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formula="of:=[.I26]+[.J26]+[.K26]" office:value-type="float" office:value="1856" calcext:value-type="float">
            <text:p>18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formula="of:=[.B27]+[.C27]+[.D27]" office:value-type="float" office:value="1450" calcext:value-type="float">
            <text:p>1450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formula="of:=[.I27]+[.J27]+[.K27]" office:value-type="float" office:value="1913" calcext:value-type="float">
            <text:p>1913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[.I28]+[.J28]+[.K28]" office:value-type="float" office:value="1478" calcext:value-type="float">
            <text:p>1478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8" calcext:value-type="float">
            <text:p>798</text:p>
          </table:table-cell>
          <table:table-cell office:value-type="float" office:value="3819" calcext:value-type="float">
            <text:p>3819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formula="of:=[.B33]+[.C33]+[.D33]" office:value-type="float" office:value="4622" calcext:value-type="float">
            <text:p>4622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table:formula="of:=[.I33]+[.J33]+[.K33]" office:value-type="float" office:value="2339" calcext:value-type="float">
            <text:p>23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3518" calcext:value-type="float">
            <text:p>351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formula="of:=[.B34]+[.C34]+[.D34]" office:value-type="float" office:value="4328" calcext:value-type="float">
            <text:p>4328</text:p>
          </table:table-cell>
          <table:table-cell/>
          <table:table-cell office:value-type="float" office:value="3511" calcext:value-type="float">
            <text:p>3511</text:p>
          </table:table-cell>
          <table:table-cell office:value-type="float" office:value="3559" calcext:value-type="float">
            <text:p>3559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formula="of:=[.I34]+[.J34]+[.K34]" office:value-type="float" office:value="7096" calcext:value-type="float">
            <text:p>70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table:formula="of:=[.B35]+[.C35]+[.D35]" office:value-type="float" office:value="2093" calcext:value-type="float">
            <text:p>2093</text:p>
          </table:table-cell>
          <table:table-cell/>
          <table:table-cell office:value-type="float" office:value="8138" calcext:value-type="float">
            <text:p>8138</text:p>
          </table:table-cell>
          <table:table-cell office:value-type="float" office:value="1408" calcext:value-type="float">
            <text:p>1408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[.I35]+[.J35]+[.K35]" office:value-type="float" office:value="9559" calcext:value-type="float">
            <text:p>95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1692" calcext:value-type="float">
            <text:p>1692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formula="of:=[.B36]+[.C36]+[.D36]" office:value-type="float" office:value="2535" calcext:value-type="float">
            <text:p>2535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36]+[.J36]+[.K36]" office:value-type="float" office:value="2452" calcext:value-type="float">
            <text:p>24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1522" calcext:value-type="float">
            <text:p>152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B37]+[.C37]+[.D37]" office:value-type="float" office:value="2373" calcext:value-type="float">
            <text:p>2373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3542" calcext:value-type="float">
            <text:p>3542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table:formula="of:=[.I37]+[.J37]+[.K37]" office:value-type="float" office:value="4380" calcext:value-type="float">
            <text:p>438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1904" calcext:value-type="float">
            <text:p>190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[.B38]+[.C38]+[.D38]" office:value-type="float" office:value="2727" calcext:value-type="float">
            <text:p>2727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881" calcext:value-type="float">
            <text:p>1881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I38]+[.J38]+[.K38]" office:value-type="float" office:value="2727" calcext:value-type="float">
            <text:p>27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4" calcext:value-type="float">
            <text:p>924</text:p>
          </table:table-cell>
          <table:table-cell office:value-type="float" office:value="3609" calcext:value-type="float">
            <text:p>3609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formula="of:=[.B39]+[.C39]+[.D39]" office:value-type="float" office:value="4548" calcext:value-type="float">
            <text:p>4548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3461" calcext:value-type="float">
            <text:p>346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table:formula="of:=[.I39]+[.J39]+[.K39]" office:value-type="float" office:value="4319" calcext:value-type="float">
            <text:p>43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formula="of:=[.B40]+[.C40]+[.D40]" office:value-type="float" office:value="2348" calcext:value-type="float">
            <text:p>2348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[.I40]+[.J40]+[.K40]" office:value-type="float" office:value="3796" calcext:value-type="float">
            <text:p>37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table:formula="of:=[.B41]+[.C41]+[.D41]" office:value-type="float" office:value="2279" calcext:value-type="float">
            <text:p>2279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[.I41]+[.J41]+[.K41]" office:value-type="float" office:value="2287" calcext:value-type="float">
            <text:p>228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formula="of:=[.B42]+[.C42]+[.D42]" office:value-type="float" office:value="2020" calcext:value-type="float">
            <text:p>2020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400" calcext:value-type="float">
            <text:p>140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formula="of:=[.I42]+[.J42]+[.K42]" office:value-type="float" office:value="2108" calcext:value-type="float">
            <text:p>21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85" calcext:value-type="float">
            <text:p>985</text:p>
          </table:table-cell>
          <table:table-cell office:value-type="float" office:value="3422" calcext:value-type="float">
            <text:p>342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[.B43]+[.C43]+[.D43]" office:value-type="float" office:value="4408" calcext:value-type="float">
            <text:p>4408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[.I43]+[.J43]+[.K43]" office:value-type="float" office:value="2493" calcext:value-type="float">
            <text:p>249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4" calcext:value-type="float">
            <text:p>864</text:p>
          </table:table-cell>
          <table:table-cell office:value-type="float" office:value="3416" calcext:value-type="float">
            <text:p>341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formula="of:=[.B44]+[.C44]+[.D44]" office:value-type="float" office:value="4296" calcext:value-type="float">
            <text:p>429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3757" calcext:value-type="float">
            <text:p>375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formula="of:=[.I44]+[.J44]+[.K44]" office:value-type="float" office:value="4563" calcext:value-type="float">
            <text:p>45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1074" calcext:value-type="float">
            <text:p>1074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[.B45]+[.C45]+[.D45]" office:value-type="float" office:value="1962" calcext:value-type="float">
            <text:p>196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I45]+[.J45]+[.K45]" office:value-type="float" office:value="1938" calcext:value-type="float">
            <text:p>19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1310" calcext:value-type="float">
            <text:p>131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formula="of:=[.B46]+[.C46]+[.D46]" office:value-type="float" office:value="2090" calcext:value-type="float">
            <text:p>2090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formula="of:=[.I46]+[.J46]+[.K46]" office:value-type="float" office:value="2446" calcext:value-type="float">
            <text:p>244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[.B47]+[.C47]+[.D47]" office:value-type="float" office:value="2289" calcext:value-type="float">
            <text:p>2289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423" calcext:value-type="float">
            <text:p>142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formula="of:=[.I47]+[.J47]+[.K47]" office:value-type="float" office:value="2168" calcext:value-type="float">
            <text:p>21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9" calcext:value-type="float">
            <text:p>659</text:p>
          </table:table-cell>
          <table:table-cell office:value-type="float" office:value="3739" calcext:value-type="float">
            <text:p>373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formula="of:=[.B48]+[.C48]+[.D48]" office:value-type="float" office:value="4399" calcext:value-type="float">
            <text:p>4399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825" calcext:value-type="float">
            <text:p>182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formula="of:=[.I48]+[.J48]+[.K48]" office:value-type="float" office:value="2605" calcext:value-type="float">
            <text:p>26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formula="of:=[.B49]+[.C49]+[.D49]" office:value-type="float" office:value="2275" calcext:value-type="float">
            <text:p>2275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468" calcext:value-type="float">
            <text:p>14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I49]+[.J49]+[.K49]" office:value-type="float" office:value="2438" calcext:value-type="float">
            <text:p>24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3411" calcext:value-type="float">
            <text:p>34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table:formula="of:=[.B50]+[.C50]+[.D50]" office:value-type="float" office:value="3947" calcext:value-type="float">
            <text:p>3947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722" calcext:value-type="float">
            <text:p>1722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I50]+[.J50]+[.K50]" office:value-type="float" office:value="2301" calcext:value-type="float">
            <text:p>23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table:formula="of:=[.B51]+[.C51]+[.D51]" office:value-type="float" office:value="1648" calcext:value-type="float">
            <text:p>1648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table:formula="of:=[.I51]+[.J51]+[.K51]" office:value-type="float" office:value="1874" calcext:value-type="float">
            <text:p>18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float" office:value="1246" calcext:value-type="float">
            <text:p>124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formula="of:=[.B52]+[.C52]+[.D52]" office:value-type="float" office:value="1954" calcext:value-type="float">
            <text:p>1954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86" calcext:value-type="float">
            <text:p>1286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formula="of:=[.I52]+[.J52]+[.K52]" office:value-type="float" office:value="1944" calcext:value-type="float">
            <text:p>19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3711" calcext:value-type="float">
            <text:p>37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[.B53]+[.C53]+[.D53]" office:value-type="float" office:value="4583" calcext:value-type="float">
            <text:p>4583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3413" calcext:value-type="float">
            <text:p>341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I53]+[.J53]+[.K53]" office:value-type="float" office:value="4682" calcext:value-type="float">
            <text:p>46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3616" calcext:value-type="float">
            <text:p>361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formula="of:=[.B54]+[.C54]+[.D54]" office:value-type="float" office:value="4358" calcext:value-type="float">
            <text:p>4358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3643" calcext:value-type="float">
            <text:p>364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formula="of:=[.I54]+[.J54]+[.K54]" office:value-type="float" office:value="4826" calcext:value-type="float">
            <text:p>48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3426" calcext:value-type="float">
            <text:p>342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formula="of:=[.B55]+[.C55]+[.D55]" office:value-type="float" office:value="4245" calcext:value-type="float">
            <text:p>4245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560" calcext:value-type="float">
            <text:p>1560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table:formula="of:=[.I55]+[.J55]+[.K55]" office:value-type="float" office:value="2294" calcext:value-type="float">
            <text:p>22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1565" calcext:value-type="float">
            <text:p>156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formula="of:=[.B56]+[.C56]+[.D56]" office:value-type="float" office:value="2237" calcext:value-type="float">
            <text:p>2237</text:p>
          </table:table-cell>
          <table:table-cell table:number-columns-repeated="6"/>
          <table:table-cell table:formula="of:=[.I56]+[.J56]+[.K5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table:formula="of:=[.B57]+[.C57]+[.D57]" office:value-type="float" office:value="1595" calcext:value-type="float">
            <text:p>1595</text:p>
          </table:table-cell>
          <table:table-cell table:number-columns-repeated="6"/>
          <table:table-cell table:formula="of:=[.I57]+[.J57]+[.K5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/>
          <table:table-cell table:formula="of:=[.I60]+[.J60]+[.K6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table:number-columns-repeated="5"/>
          <table:table-cell/>
          <table:table-cell table:formula="of:=[.I61]+[.J61]+[.K61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I62]+[.J62]+[.K62]"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English – Jio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4" office:value-type="string" calcext:value-type="string">
            <text:p>English – Jio – All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696" calcext:value-type="float">
            <text:p>696</text:p>
          </table:table-cell>
          <table:table-cell office:value-type="float" office:value="5414" calcext:value-type="float">
            <text:p>5414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table:formula="of:=[.B4]+[.C4]+[.D4]" office:value-type="float" office:value="6790" calcext:value-type="float">
            <text:p>6790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table:formula="of:=[.I4]+[.J4]+[.K4]" office:value-type="float" office:value="1610" calcext:value-type="float">
            <text:p>16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table:formula="of:=[.B5]+[.C5]+[.D5]" office:value-type="float" office:value="1563" calcext:value-type="float">
            <text:p>1563</text:p>
          </table:table-cell>
          <table:table-cell/>
          <table:table-cell office:value-type="float" office:value="2552" calcext:value-type="float">
            <text:p>2552</text:p>
          </table:table-cell>
          <table:table-cell office:value-type="float" office:value="902" calcext:value-type="float">
            <text:p>902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formula="of:=[.I5]+[.J5]+[.K5]" office:value-type="float" office:value="3463" calcext:value-type="float">
            <text:p>34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table:formula="of:=[.B6]+[.C6]+[.D6]" office:value-type="float" office:value="1896" calcext:value-type="float">
            <text:p>1896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formula="of:=[.I6]+[.J6]+[.K6]" office:value-type="float" office:value="1759" calcext:value-type="float">
            <text:p>17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table:formula="of:=[.B7]+[.C7]+[.D7]" office:value-type="float" office:value="1724" calcext:value-type="float">
            <text:p>1724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table:formula="of:=[.I7]+[.J7]+[.K7]" office:value-type="float" office:value="1906" calcext:value-type="float">
            <text:p>19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formula="of:=[.B8]+[.C8]+[.D8]" office:value-type="float" office:value="1776" calcext:value-type="float">
            <text:p>1776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319" calcext:value-type="float">
            <text:p>1319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formula="of:=[.I8]+[.J8]+[.K8]" office:value-type="float" office:value="2089" calcext:value-type="float">
            <text:p>20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office:value-type="float" office:value="647" calcext:value-type="float">
            <text:p>647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table:formula="of:=[.B9]+[.C9]+[.D9]" office:value-type="float" office:value="1344" calcext:value-type="float">
            <text:p>1344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table:formula="of:=[.I9]+[.J9]+[.K9]" office:value-type="float" office:value="1915" calcext:value-type="float">
            <text:p>19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float" office:value="915" calcext:value-type="float">
            <text:p>915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table:formula="of:=[.B10]+[.C10]+[.D10]" office:value-type="float" office:value="1595" calcext:value-type="float">
            <text:p>1595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formula="of:=[.I10]+[.J10]+[.K10]" office:value-type="float" office:value="1865" calcext:value-type="float">
            <text:p>18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formula="of:=[.B11]+[.C11]+[.D11]" office:value-type="float" office:value="1220" calcext:value-type="float">
            <text:p>1220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formula="of:=[.I11]+[.J11]+[.K11]" office:value-type="float" office:value="1581" calcext:value-type="float">
            <text:p>15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4" calcext:value-type="float">
            <text:p>864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table:formula="of:=[.B12]+[.C12]+[.D12]" office:value-type="float" office:value="1430" calcext:value-type="float">
            <text:p>1430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formula="of:=[.I12]+[.J12]+[.K12]" office:value-type="float" office:value="1702" calcext:value-type="float">
            <text:p>17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41" calcext:value-type="float">
            <text:p>941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B13]+[.C13]+[.D13]" office:value-type="float" office:value="1750" calcext:value-type="float">
            <text:p>175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table:formula="of:=[.I13]+[.J13]+[.K13]" office:value-type="float" office:value="1261" calcext:value-type="float">
            <text:p>12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3" calcext:value-type="float">
            <text:p>863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formula="of:=[.B14]+[.C14]+[.D14]" office:value-type="float" office:value="1432" calcext:value-type="float">
            <text:p>143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table:formula="of:=[.I14]+[.J14]+[.K14]" office:value-type="float" office:value="1721" calcext:value-type="float">
            <text:p>17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formula="of:=[.B15]+[.C15]+[.D15]" office:value-type="float" office:value="1773" calcext:value-type="float">
            <text:p>1773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table:formula="of:=[.I15]+[.J15]+[.K15]" office:value-type="float" office:value="1754" calcext:value-type="float">
            <text:p>17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[.B16]+[.C16]+[.D16]" office:value-type="float" office:value="1609" calcext:value-type="float">
            <text:p>160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table:formula="of:=[.I16]+[.J16]+[.K16]" office:value-type="float" office:value="1677" calcext:value-type="float">
            <text:p>16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table:formula="of:=[.B17]+[.C17]+[.D17]" office:value-type="float" office:value="1324" calcext:value-type="float">
            <text:p>1324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table:formula="of:=[.I17]+[.J17]+[.K17]" office:value-type="float" office:value="1708" calcext:value-type="float">
            <text:p>17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formula="of:=[.B18]+[.C18]+[.D18]" office:value-type="float" office:value="1247" calcext:value-type="float">
            <text:p>1247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034" calcext:value-type="float">
            <text:p>1034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table:formula="of:=[.I18]+[.J18]+[.K18]" office:value-type="float" office:value="1698" calcext:value-type="float">
            <text:p>16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formula="of:=[.B19]+[.C19]+[.D19]" office:value-type="float" office:value="1128" calcext:value-type="float">
            <text:p>1128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[.I19]+[.J19]+[.K19]" office:value-type="float" office:value="1458" calcext:value-type="float">
            <text:p>14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table:formula="of:=[.B20]+[.C20]+[.D20]" office:value-type="float" office:value="1738" calcext:value-type="float">
            <text:p>1738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formula="of:=[.I20]+[.J20]+[.K20]" office:value-type="float" office:value="1696" calcext:value-type="float">
            <text:p>16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6" calcext:value-type="float">
            <text:p>526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table:formula="of:=[.B21]+[.C21]+[.D21]" office:value-type="float" office:value="1145" calcext:value-type="float">
            <text:p>1145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formula="of:=[.I21]+[.J21]+[.K21]" office:value-type="float" office:value="1368" calcext:value-type="float">
            <text:p>13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formula="of:=[.B22]+[.C22]+[.D22]" office:value-type="float" office:value="1362" calcext:value-type="float">
            <text:p>1362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[.I22]+[.J22]+[.K22]" office:value-type="float" office:value="1881" calcext:value-type="float">
            <text:p>18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formula="of:=[.B23]+[.C23]+[.D23]" office:value-type="float" office:value="1320" calcext:value-type="float">
            <text:p>132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formula="of:=[.I23]+[.J23]+[.K23]" office:value-type="float" office:value="1575" calcext:value-type="float">
            <text:p>15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formula="of:=[.B24]+[.C24]+[.D24]" office:value-type="float" office:value="1653" calcext:value-type="float">
            <text:p>165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formula="of:=[.I24]+[.J24]+[.K24]" office:value-type="float" office:value="1552" calcext:value-type="float">
            <text:p>15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table:formula="of:=[.B25]+[.C25]+[.D25]" office:value-type="float" office:value="1750" calcext:value-type="float">
            <text:p>1750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formula="of:=[.I25]+[.J25]+[.K25]" office:value-type="float" office:value="1605" calcext:value-type="float">
            <text:p>16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formula="of:=[.B26]+[.C26]+[.D26]" office:value-type="float" office:value="1264" calcext:value-type="float">
            <text:p>1264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formula="of:=[.I26]+[.J26]+[.K26]" office:value-type="float" office:value="1772" calcext:value-type="float">
            <text:p>1772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formula="of:=[.I27]+[.J27]+[.K27]" office:value-type="float" office:value="1798" calcext:value-type="float">
            <text:p>179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formula="of:=[.I28]+[.J28]+[.K28]" office:value-type="float" office:value="1414" calcext:value-type="float">
            <text:p>1414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Both – Jio</text:p>
          </table:table-cell>
          <table:table-cell table:style-name="ce2" table:number-columns-repeated="2"/>
          <table:table-cell table:formula="of:=[.B31]+[.C31]+[.D31]" office:value-type="string" office:string-value="" calcext:value-type="error">
            <text:p>#VALUE!</text:p>
          </table:table-cell>
          <table:table-cell/>
          <table:table-cell table:style-name="ce2" table:number-columns-repeated="2"/>
          <table:table-cell table:style-name="ce4" office:value-type="string" calcext:value-type="string">
            <text:p>Both – Jio – All</text:p>
          </table:table-cell>
          <table:table-cell table:style-name="ce2" table:number-columns-repeated="2"/>
          <table:table-cell table:formula="of:=[.I31]+[.J31]+[.K31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formula="of:=[.I32]+[.J32]+[.K3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8" calcext:value-type="float">
            <text:p>808</text:p>
          </table:table-cell>
          <table:table-cell office:value-type="float" office:value="1747" calcext:value-type="float">
            <text:p>1747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formula="of:=[.B33]+[.C33]+[.D33]" office:value-type="float" office:value="2574" calcext:value-type="float">
            <text:p>2574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3826" calcext:value-type="float">
            <text:p>3826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table:formula="of:=[.I33]+[.J33]+[.K33]" office:value-type="float" office:value="4606" calcext:value-type="float">
            <text:p>46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11" calcext:value-type="float">
            <text:p>5211</text:p>
          </table:table-cell>
          <table:table-cell office:value-type="float" office:value="3702" calcext:value-type="float">
            <text:p>370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formula="of:=[.B34]+[.C34]+[.D34]" office:value-type="float" office:value="8914" calcext:value-type="float">
            <text:p>8914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formula="of:=[.I34]+[.J34]+[.K34]" office:value-type="float" office:value="4384" calcext:value-type="float">
            <text:p>43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float" office:value="1327" calcext:value-type="float">
            <text:p>1327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table:formula="of:=[.B35]+[.C35]+[.D35]" office:value-type="float" office:value="2095" calcext:value-type="float">
            <text:p>209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formula="of:=[.I35]+[.J35]+[.K35]" office:value-type="float" office:value="2048" calcext:value-type="float">
            <text:p>20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1303" calcext:value-type="float">
            <text:p>1303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table:formula="of:=[.B36]+[.C36]+[.D36]" office:value-type="float" office:value="2079" calcext:value-type="float">
            <text:p>2079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formula="of:=[.I36]+[.J36]+[.K36]" office:value-type="float" office:value="2502" calcext:value-type="float">
            <text:p>25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9" calcext:value-type="float">
            <text:p>869</text:p>
          </table:table-cell>
          <table:table-cell office:value-type="float" office:value="1607" calcext:value-type="float">
            <text:p>160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[.B37]+[.C37]+[.D37]" office:value-type="float" office:value="2477" calcext:value-type="float">
            <text:p>2477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float" office:value="1555" calcext:value-type="float">
            <text:p>1555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formula="of:=[.I37]+[.J37]+[.K37]" office:value-type="float" office:value="4992" calcext:value-type="float">
            <text:p>49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3694" calcext:value-type="float">
            <text:p>369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table:formula="of:=[.B38]+[.C38]+[.D38]" office:value-type="float" office:value="4407" calcext:value-type="float">
            <text:p>44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3322" calcext:value-type="float">
            <text:p>332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formula="of:=[.I38]+[.J38]+[.K38]" office:value-type="float" office:value="4064" calcext:value-type="float">
            <text:p>40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3" calcext:value-type="float">
            <text:p>813</text:p>
          </table:table-cell>
          <table:table-cell office:value-type="float" office:value="3551" calcext:value-type="float">
            <text:p>355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table:formula="of:=[.B39]+[.C39]+[.D39]" office:value-type="float" office:value="4373" calcext:value-type="float">
            <text:p>4373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[.I39]+[.J39]+[.K39]" office:value-type="float" office:value="4301" calcext:value-type="float">
            <text:p>43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table:formula="of:=[.B40]+[.C40]+[.D40]" office:value-type="float" office:value="2225" calcext:value-type="float">
            <text:p>2225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table:formula="of:=[.I40]+[.J40]+[.K40]" office:value-type="float" office:value="2247" calcext:value-type="float">
            <text:p>22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3" calcext:value-type="float">
            <text:p>793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table:formula="of:=[.B41]+[.C41]+[.D41]" office:value-type="float" office:value="2244" calcext:value-type="float">
            <text:p>2244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formula="of:=[.I41]+[.J41]+[.K41]" office:value-type="float" office:value="2317" calcext:value-type="float">
            <text:p>23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table:formula="of:=[.B42]+[.C42]+[.D42]" office:value-type="float" office:value="2081" calcext:value-type="float">
            <text:p>2081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635" calcext:value-type="float">
            <text:p>1635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table:formula="of:=[.I42]+[.J42]+[.K42]" office:value-type="float" office:value="2213" calcext:value-type="float">
            <text:p>22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formula="of:=[.B43]+[.C43]+[.D43]" office:value-type="float" office:value="2434" calcext:value-type="float">
            <text:p>2434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546" calcext:value-type="float">
            <text:p>1546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formula="of:=[.I43]+[.J43]+[.K43]" office:value-type="float" office:value="2390" calcext:value-type="float">
            <text:p>23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3823" calcext:value-type="float">
            <text:p>382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formula="of:=[.B44]+[.C44]+[.D44]" office:value-type="float" office:value="4638" calcext:value-type="float">
            <text:p>4638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formula="of:=[.I44]+[.J44]+[.K44]" office:value-type="float" office:value="4292" calcext:value-type="float">
            <text:p>42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formula="of:=[.B45]+[.C45]+[.D45]" office:value-type="float" office:value="1858" calcext:value-type="float">
            <text:p>1858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022" calcext:value-type="float">
            <text:p>10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[.I45]+[.J45]+[.K45]" office:value-type="float" office:value="1865" calcext:value-type="float">
            <text:p>18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61" calcext:value-type="float">
            <text:p>861</text:p>
          </table:table-cell>
          <table:table-cell office:value-type="float" office:value="1459" calcext:value-type="float">
            <text:p>145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formula="of:=[.B46]+[.C46]+[.D46]" office:value-type="float" office:value="2334" calcext:value-type="float">
            <text:p>2334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table:formula="of:=[.I46]+[.J46]+[.K46]" office:value-type="float" office:value="1976" calcext:value-type="float">
            <text:p>19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1" calcext:value-type="float">
            <text:p>631</text:p>
          </table:table-cell>
          <table:table-cell office:value-type="float" office:value="3464" calcext:value-type="float">
            <text:p>3464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formula="of:=[.B47]+[.C47]+[.D47]" office:value-type="float" office:value="4126" calcext:value-type="float">
            <text:p>4126</text:p>
          </table:table-cell>
          <table:table-cell/>
          <table:table-cell office:value-type="float" office:value="2674" calcext:value-type="float">
            <text:p>2674</text:p>
          </table:table-cell>
          <table:table-cell office:value-type="float" office:value="1424" calcext:value-type="float">
            <text:p>1424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formula="of:=[.I47]+[.J47]+[.K47]" office:value-type="float" office:value="4114" calcext:value-type="float">
            <text:p>41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3589" calcext:value-type="float">
            <text:p>3589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formula="of:=[.B48]+[.C48]+[.D48]" office:value-type="float" office:value="4380" calcext:value-type="float">
            <text:p>4380</text:p>
          </table:table-cell>
          <table:table-cell/>
          <table:table-cell office:value-type="float" office:value="4821" calcext:value-type="float">
            <text:p>4821</text:p>
          </table:table-cell>
          <table:table-cell office:value-type="float" office:value="3734" calcext:value-type="float">
            <text:p>3734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formula="of:=[.I48]+[.J48]+[.K48]" office:value-type="float" office:value="8562" calcext:value-type="float">
            <text:p>85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1383" calcext:value-type="float">
            <text:p>138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formula="of:=[.B49]+[.C49]+[.D49]" office:value-type="float" office:value="2199" calcext:value-type="float">
            <text:p>2199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[.I49]+[.J49]+[.K49]" office:value-type="float" office:value="2062" calcext:value-type="float">
            <text:p>20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5" calcext:value-type="float">
            <text:p>605</text:p>
          </table:table-cell>
          <table:table-cell office:value-type="float" office:value="3439" calcext:value-type="float">
            <text:p>343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[.B50]+[.C50]+[.D50]" office:value-type="float" office:value="4048" calcext:value-type="float">
            <text:p>4048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table:formula="of:=[.I50]+[.J50]+[.K50]" office:value-type="float" office:value="2115" calcext:value-type="float">
            <text:p>21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formula="of:=[.B51]+[.C51]+[.D51]" office:value-type="float" office:value="1676" calcext:value-type="float">
            <text:p>167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table:formula="of:=[.I51]+[.J51]+[.K51]" office:value-type="float" office:value="1600" calcext:value-type="float">
            <text:p>16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1386" calcext:value-type="float">
            <text:p>138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table:formula="of:=[.B52]+[.C52]+[.D52]" office:value-type="float" office:value="2007" calcext:value-type="float">
            <text:p>200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table:formula="of:=[.I52]+[.J52]+[.K52]" office:value-type="float" office:value="2007" calcext:value-type="float">
            <text:p>200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3677" calcext:value-type="float">
            <text:p>3677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B53]+[.C53]+[.D53]" office:value-type="float" office:value="4488" calcext:value-type="float">
            <text:p>448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483" calcext:value-type="float">
            <text:p>348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formula="of:=[.I53]+[.J53]+[.K53]" office:value-type="float" office:value="4174" calcext:value-type="float">
            <text:p>417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3531" calcext:value-type="float">
            <text:p>353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table:formula="of:=[.B54]+[.C54]+[.D54]" office:value-type="float" office:value="4155" calcext:value-type="float">
            <text:p>4155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formula="of:=[.I54]+[.J54]+[.K54]" office:value-type="float" office:value="4161" calcext:value-type="float">
            <text:p>41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42" calcext:value-type="float">
            <text:p>842</text:p>
          </table:table-cell>
          <table:table-cell office:value-type="float" office:value="3461" calcext:value-type="float">
            <text:p>346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formula="of:=[.B55]+[.C55]+[.D55]" office:value-type="float" office:value="4304" calcext:value-type="float">
            <text:p>4304</text:p>
          </table:table-cell>
          <table:table-cell table:number-columns-repeated="6"/>
          <table:table-cell table:formula="of:=[.I55]+[.J55]+[.K5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2" calcext:value-type="float">
            <text:p>762</text:p>
          </table:table-cell>
          <table:table-cell office:value-type="float" office:value="3473" calcext:value-type="float">
            <text:p>347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formula="of:=[.B56]+[.C56]+[.D56]" office:value-type="float" office:value="4235" calcext:value-type="float">
            <text:p>4235</text:p>
          </table:table-cell>
          <table:table-cell table:number-columns-repeated="6"/>
          <table:table-cell table:formula="of:=[.I56]+[.J56]+[.K56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B57]+[.C57]+[.D57]" office:value-type="float" office:value="1877" calcext:value-type="float">
            <text:p>1877</text:p>
          </table:table-cell>
          <table:table-cell table:number-columns-repeated="6"/>
          <table:table-cell table:formula="of:=[.I57]+[.J57]+[.K57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B58]+[.C58]+[.D58]" office:value-type="float" office:value="0" calcext:value-type="float">
            <text:p>0</text:p>
          </table:table-cell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formula="of:=[.I58]+[.J58]+[.K58]" office:value-type="float" office:value="0" calcext:value-type="float">
            <text:p>0</text:p>
          </table:table-cell>
          <table:table-cell table:style-name="ce1" table:number-columns-repeated="1010"/>
        </table:table-row>
        <table:table-row table:style-name="ro2">
          <table:table-cell table:number-columns-repeated="13"/>
          <table:table-cell table:formula="of:=[.I59]+[.J59]+[.K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formula="of:=[.H89]+[.I89]+[.J89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table:number-columns-repeated="5"/>
          <table:table-cell table:formula="of:=[.H90]+[.I90]+[.J90]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6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5:30.730192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0:51:09.486391733</meta:creation-date>
    <dc:date>2018-06-29T07:56:22.349290890</dc:date>
    <meta:editing-duration>PT2M29S</meta:editing-duration>
    <meta:editing-cycles>10</meta:editing-cycles>
    <meta:generator>LibreOffice/4.2.8.2$Linux_x86 LibreOffice_project/420m0$Build-2</meta:generator>
    <meta:document-statistic meta:table-count="6" meta:cell-count="3767" meta:object-count="0"/>
  </office:meta>
</office:document-meta>
</file>